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pd1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pd1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8">
      <style:table-cell-properties fo:border-top="thin solid #999999" fo:border-bottom="none" fo:border-left="thin solid #999999" fo:border-right="none"/>
    </style:style>
    <style:style style:name="ce15" style:family="table-cell" style:parent-style-name="Default" style:data-style-name="N38">
      <style:table-cell-properties fo:border-top="thin solid #999999" fo:border-bottom="none" fo:border-left="none" fo:border-right="none"/>
    </style:style>
    <style:style style:name="ce16" style:family="table-cell" style:parent-style-name="Default" style:data-style-name="N38">
      <style:table-cell-properties fo:border-top="thin solid #999999" fo:border-bottom="none" fo:border-left="thin solid #999999" fo:border-right="thin solid #999999"/>
    </style:style>
    <style:style style:name="ce17" style:family="table-cell" style:parent-style-name="Default" style:data-style-name="N38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38">
      <style:table-cell-properties fo:border-top="thin solid #999999" fo:border-bottom="thin solid #999999" fo:border-left="none" fo:border-right="none"/>
    </style:style>
    <style:style style:name="ce19" style:family="table-cell" style:parent-style-name="Default" style:data-style-name="N38">
      <style:table-cell-properties fo:border="thin solid #999999"/>
    </style:style>
    <style:style style:name="ce20" style:family="table-cell" style:parent-style-name="Default" style:data-style-name="N40">
      <style:table-cell-properties fo:border-top="thin solid #999999" fo:border-bottom="none" fo:border-left="thin solid #999999" fo:border-right="none"/>
    </style:style>
    <style:style style:name="ce21" style:family="table-cell" style:parent-style-name="Default" style:data-style-name="N40">
      <style:table-cell-properties fo:border-top="thin solid #999999" fo:border-bottom="none" fo:border-left="none" fo:border-right="none"/>
    </style:style>
    <style:style style:name="ce22" style:family="table-cell" style:parent-style-name="Default" style:data-style-name="N40">
      <style:table-cell-properties fo:border-top="thin solid #999999" fo:border-bottom="none" fo:border-left="thin solid #999999" fo:border-right="thin solid #999999"/>
    </style:style>
    <style:style style:name="ce23" style:family="table-cell" style:parent-style-name="Default" style:data-style-name="N40">
      <style:table-cell-properties fo:border-top="thin solid #FFFFFF" fo:border-bottom="none" fo:border-left="thin solid #999999" fo:border-right="none"/>
    </style:style>
    <style:style style:name="ce24" style:family="table-cell" style:parent-style-name="Default" style:data-style-name="N40">
      <style:table-cell-properties fo:border-top="thin solid #FFFFFF" fo:border-bottom="none" fo:border-left="none" fo:border-right="none"/>
    </style:style>
    <style:style style:name="ce25" style:family="table-cell" style:parent-style-name="Default" style:data-style-name="N40">
      <style:table-cell-properties fo:border-top="thin solid #FFFFFF" fo:border-bottom="none" fo:border-left="thin solid #999999" fo:border-right="thin solid #999999"/>
    </style:style>
    <style:style style:name="ce26" style:family="table-cell" style:parent-style-name="Default" style:data-style-name="N40">
      <style:table-cell-properties fo:border-top="thin solid #999999" fo:border-bottom="thin solid #999999" fo:border-left="thin solid #999999" fo:border-right="none"/>
    </style:style>
    <style:style style:name="ce27" style:family="table-cell" style:parent-style-name="Default" style:data-style-name="N40">
      <style:table-cell-properties fo:border-top="thin solid #999999" fo:border-bottom="thin solid #999999" fo:border-left="none" fo:border-right="none"/>
    </style:style>
    <style:style style:name="ce28" style:family="table-cell" style:parent-style-name="Default" style:data-style-name="N40">
      <style:table-cell-properties fo:border="thin solid #9999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1.21708333333333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2.18722222222222cm" style:use-optimal-column-width="true"/>
    </style:style>
    <style:style style:name="co9" style:family="table-column">
      <style:table-column-properties fo:break-before="auto" style:column-width="1.41111111111111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3.51013888888889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3.10444444444444cm" style:use-optimal-column-width="true"/>
    </style:style>
    <style:style style:name="co15" style:family="table-column">
      <style:table-column-properties fo:break-before="auto" style:column-width="1.76388888888889cm" style:use-optimal-column-width="true"/>
    </style:style>
    <style:style style:name="co16" style:family="table-column">
      <style:table-column-properties fo:break-before="auto" style:column-width="2.31069444444444cm" style:use-optimal-column-width="true"/>
    </style:style>
    <style:style style:name="co17" style:family="table-column">
      <style:table-column-properties fo:break-before="auto" style:column-width="2.73402777777778cm" style:use-optimal-column-width="true"/>
    </style:style>
    <style:style style:name="co18" style:family="table-column">
      <style:table-column-properties fo:break-before="auto" style:column-width="3.31611111111111cm" style:use-optimal-column-width="true"/>
    </style:style>
    <style:style style:name="co19" style:family="table-column">
      <style:table-column-properties fo:break-before="auto" style:column-width="3.06916666666667cm" style:use-optimal-column-width="true"/>
    </style:style>
    <style:style style:name="co20" style:family="table-column">
      <style:table-column-properties fo:break-before="auto" style:column-width="1.71097222222222cm" style:use-optimal-column-width="true"/>
    </style:style>
    <style:style style:name="co21" style:family="table-column">
      <style:table-column-properties fo:break-before="auto" style:column-width="1.42875cm" style:use-optimal-column-width="true"/>
    </style:style>
    <style:style style:name="co22" style:family="table-column">
      <style:table-column-properties fo:break-before="auto" style:column-width="1.23472222222222cm" style:use-optimal-column-width="true"/>
    </style:style>
    <style:style style:name="co23" style:family="table-column">
      <style:table-column-properties fo:break-before="auto" style:column-width="1.48166666666667cm" style:use-optimal-column-width="true"/>
    </style:style>
    <style:style style:name="co24" style:family="table-column">
      <style:table-column-properties fo:break-before="auto" style:column-width="1.81680555555556cm" style:use-optimal-column-width="true"/>
    </style:style>
    <style:style style:name="co25" style:family="table-column">
      <style:table-column-properties fo:break-before="auto" style:column-width="2.13430555555556cm" style:use-optimal-column-width="true"/>
    </style:style>
    <style:style style:name="co26" style:family="table-column">
      <style:table-column-properties fo:break-before="auto" style:column-width="2.02847222222222cm" style:use-optimal-column-width="true"/>
    </style:style>
    <style:style style:name="co27" style:family="table-column">
      <style:table-column-properties fo:break-before="auto" style:column-width="2.48708333333333cm" style:use-optimal-column-width="true"/>
    </style:style>
    <style:style style:name="co28" style:family="table-column">
      <style:table-column-properties fo:break-before="auto" style:column-width="2.83986111111111cm" style:use-optimal-column-width="true"/>
    </style:style>
    <style:style style:name="co29" style:family="table-column">
      <style:table-column-properties fo:break-before="auto" style:column-width="1.62277777777778cm" style:use-optimal-column-width="true"/>
    </style:style>
    <style:style style:name="co30" style:family="table-column">
      <style:table-column-properties fo:break-before="auto" style:column-width="2.61055555555556cm" style:use-optimal-column-width="true"/>
    </style:style>
    <style:style style:name="co31" style:family="table-column">
      <style:table-column-properties fo:break-before="auto" style:column-width="3.3513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3">
      <style:graphic-properties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shboard" table:style-name="ta1">
        <table:table-column table:style-name="co1" table:number-columns-repeated="16384" table:default-cell-style-name="ce1"/>
        <table:table-row table:style-name="ro1">
          <table:table-cell table:style-name="ce1">
            <draw:custom-shape svg:x="0.02083in" svg:y="0.02778in" svg:width="19.93056in" svg:height="1.51389in" draw:z-index="2" draw:id="id1" draw:style-name="a9" draw:name="Rectangle 2">
              <svg:title/>
              <svg:desc/>
              <text:p text:style-name="a2" text:class-names="" text:cond-style-name=""><text:span text:style-name="a1" text:class-names=""/></text:p>
              <text:p text:style-name="a4" text:class-names="" text:cond-style-name=""><text:span text:style-name="a3" text:class-names=""/></text:p>
              <text:p text:style-name="a6" text:class-names="" text:cond-style-name=""><text:span text:style-name="a5" text:class-names=""/></text:p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3" draw:id="id2" draw:style-name="a12" draw:name="TextBox 3" svg:x="0.39583in" svg:y="0.11111in" svg:width="6.08333in" svg:height="0.66667in">
              <draw:text-box>
                <text:p text:style-name="a11" text:class-names="" text:cond-style-name=""><text:span text:style-name="a10" text:class-names="">Performance Dashboard</text:span></text:p>
              </draw:text-box>
              <svg:title/>
              <svg:desc/>
            </draw:frame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4" draw:id="id3" draw:style-name="a13" draw:name="Chart 4" svg:x="0.30556in" svg:y="0.18056in" svg:width="4.30556in" svg:height="2.8194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>
            <draw:frame draw:z-index="1" draw:id="id0" draw:style-name="a0" draw:name="Chart 1" svg:x="0.03472in" svg:y="0in" svg:width="5.95139in" svg:height="2.826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 table:number-columns-repeated="16369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6373"/>
        </table:table-row>
        <table:table-row table:number-rows-repeated="1048553" table:style-name="ro1">
          <table:table-cell table:number-columns-repeated="16384"/>
        </table:table-row>
      </table:table>
      <table:table table:name="Revenue_by_City_and_Flavor_Type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" table:number-columns-repeated="1636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Revenue by City and Flavor</text:p>
          </table:table-cell>
          <table:table-cell office:value-type="string" table:style-name="ce8">
            <text:p>Column Labels</text:p>
          </table:table-cell>
          <table:table-cell table:number-columns-repeated="7" table:style-name="ce6"/>
          <table:table-cell table:style-name="ce7"/>
          <table:table-cell table:number-columns-repeated="16374"/>
        </table:table-row>
        <table:table-row table:style-name="ro1">
          <table:table-cell office:value-type="string" table:style-name="ce8">
            <text:p>Row Labels</text:p>
          </table:table-cell>
          <table:table-cell office:value-type="string" table:style-name="ce5">
            <text:p>Oatmeal Raisin</text:p>
          </table:table-cell>
          <table:table-cell office:value-type="string" table:style-name="ce9">
            <text:p>Carrot</text:p>
          </table:table-cell>
          <table:table-cell office:value-type="string" table:style-name="ce9">
            <text:p>Chocolate Chip</text:p>
          </table:table-cell>
          <table:table-cell office:value-type="string" table:style-name="ce9">
            <text:p>Arrowroot</text:p>
          </table:table-cell>
          <table:table-cell office:value-type="string" table:style-name="ce9">
            <text:p>Whole Wheat</text:p>
          </table:table-cell>
          <table:table-cell office:value-type="string" table:style-name="ce9">
            <text:p>Potato Chips</text:p>
          </table:table-cell>
          <table:table-cell office:value-type="string" table:style-name="ce9">
            <text:p>Pretzels</text:p>
          </table:table-cell>
          <table:table-cell office:value-type="string" table:style-name="ce9">
            <text:p>Banana</text:p>
          </table:table-cell>
          <table:table-cell office:value-type="string" table:style-name="ce10">
            <text:p>Grand Total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oston</text:p>
          </table:table-cell>
          <table:table-cell office:value-type="currency" office:value="2814.44" table:style-name="ce20">
            <text:p>£2,814</text:p>
          </table:table-cell>
          <table:table-cell office:value-type="currency" office:value="2026.6499999999996" table:style-name="ce21">
            <text:p>£2,027</text:p>
          </table:table-cell>
          <table:table-cell office:value-type="currency" office:value="1200.54" table:style-name="ce21">
            <text:p>£1,201</text:p>
          </table:table-cell>
          <table:table-cell office:value-type="currency" office:value="1615.3800000000003" table:style-name="ce21">
            <text:p>£1,615</text:p>
          </table:table-cell>
          <table:table-cell office:value-type="currency" office:value="2436.0199999999995" table:style-name="ce21">
            <text:p>£2,436</text:p>
          </table:table-cell>
          <table:table-cell office:value-type="currency" office:value="344.4" table:style-name="ce21">
            <text:p>£344</text:p>
          </table:table-cell>
          <table:table-cell office:value-type="currency" office:value="409.5" table:style-name="ce21">
            <text:p>£410</text:p>
          </table:table-cell>
          <table:table-cell office:value-type="currency" office:value="118.03999999999999" table:style-name="ce21">
            <text:p>£118</text:p>
          </table:table-cell>
          <table:table-cell office:value-type="currency" office:value="10964.969999999998" table:style-name="ce22">
            <text:p>£10,96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New York</text:p>
          </table:table-cell>
          <table:table-cell office:value-type="currency" office:value="1022.4" table:style-name="ce23">
            <text:p>£1,022</text:p>
          </table:table-cell>
          <table:table-cell office:value-type="currency" office:value="1915.1399999999996" table:style-name="ce24">
            <text:p>£1,915</text:p>
          </table:table-cell>
          <table:table-cell office:value-type="currency" office:value="878.90000000000009" table:style-name="ce24">
            <text:p>£879</text:p>
          </table:table-cell>
          <table:table-cell office:value-type="currency" office:value="1508.56" table:style-name="ce24">
            <text:p>£1,509</text:p>
          </table:table-cell>
          <table:table-cell office:value-type="currency" office:value="492.09" table:style-name="ce24">
            <text:p>£492</text:p>
          </table:table-cell>
          <table:table-cell office:value-type="currency" office:value="494.25" table:style-name="ce24">
            <text:p>£494</text:p>
          </table:table-cell>
          <table:table-cell table:number-columns-repeated="2" table:style-name="ce24"/>
          <table:table-cell office:value-type="currency" office:value="6311.34" table:style-name="ce25">
            <text:p>£6,311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Los Angeles</text:p>
          </table:table-cell>
          <table:table-cell office:value-type="currency" office:value="2076.04" table:style-name="ce23">
            <text:p>£2,076</text:p>
          </table:table-cell>
          <table:table-cell office:value-type="currency" office:value="1692.1200000000001" table:style-name="ce24">
            <text:p>£1,692</text:p>
          </table:table-cell>
          <table:table-cell office:value-type="currency" office:value="1365.1000000000001" table:style-name="ce24">
            <text:p>£1,365</text:p>
          </table:table-cell>
          <table:table-cell office:value-type="currency" office:value="276.86" table:style-name="ce24">
            <text:p>£277</text:p>
          </table:table-cell>
          <table:table-cell office:value-type="currency" office:value="146.58000000000001" table:style-name="ce24">
            <text:p>£147</text:p>
          </table:table-cell>
          <table:table-cell office:value-type="currency" office:value="609.84" table:style-name="ce24">
            <text:p>£610</text:p>
          </table:table-cell>
          <table:table-cell table:number-columns-repeated="2" table:style-name="ce24"/>
          <table:table-cell office:value-type="currency" office:value="6166.54" table:style-name="ce25">
            <text:p>£6,167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San Diego</text:p>
          </table:table-cell>
          <table:table-cell office:value-type="currency" office:value="573.68000000000006" table:style-name="ce23">
            <text:p>£574</text:p>
          </table:table-cell>
          <table:table-cell office:value-type="currency" office:value="748.71000000000015" table:style-name="ce24">
            <text:p>£749</text:p>
          </table:table-cell>
          <table:table-cell office:value-type="currency" office:value="927.5200000000001" table:style-name="ce24">
            <text:p>£928</text:p>
          </table:table-cell>
          <table:table-cell office:value-type="currency" office:value="527.55999999999995" table:style-name="ce24">
            <text:p>£528</text:p>
          </table:table-cell>
          <table:table-cell office:value-type="currency" office:value="167.51999999999998" table:style-name="ce24">
            <text:p>£168</text:p>
          </table:table-cell>
          <table:table-cell office:value-type="currency" office:value="168" table:style-name="ce24">
            <text:p>£168</text:p>
          </table:table-cell>
          <table:table-cell table:number-columns-repeated="2" table:style-name="ce24"/>
          <table:table-cell office:value-type="currency" office:value="3112.9900000000002" table:style-name="ce25">
            <text:p>£3,11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Grand Total</text:p>
          </table:table-cell>
          <table:table-cell office:value-type="currency" office:value="6486.5599999999995" table:style-name="ce26">
            <text:p>£6,487</text:p>
          </table:table-cell>
          <table:table-cell office:value-type="currency" office:value="6382.619999999999" table:style-name="ce27">
            <text:p>£6,383</text:p>
          </table:table-cell>
          <table:table-cell office:value-type="currency" office:value="4372.0600000000004" table:style-name="ce27">
            <text:p>£4,372</text:p>
          </table:table-cell>
          <table:table-cell office:value-type="currency" office:value="3928.36" table:style-name="ce27">
            <text:p>£3,928</text:p>
          </table:table-cell>
          <table:table-cell office:value-type="currency" office:value="3242.2099999999996" table:style-name="ce27">
            <text:p>£3,242</text:p>
          </table:table-cell>
          <table:table-cell office:value-type="currency" office:value="1616.49" table:style-name="ce27">
            <text:p>£1,616</text:p>
          </table:table-cell>
          <table:table-cell office:value-type="currency" office:value="409.5" table:style-name="ce27">
            <text:p>£410</text:p>
          </table:table-cell>
          <table:table-cell office:value-type="currency" office:value="118.03999999999999" table:style-name="ce27">
            <text:p>£118</text:p>
          </table:table-cell>
          <table:table-cell office:value-type="currency" office:value="26555.84" table:style-name="ce28">
            <text:p>£26,556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4" draw:style-name="a14" draw:name="Chart 1" svg:x="0.45486in" svg:y="0.0798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Revenue_by_City_and_Unit_Price" table:style-name="ta1"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11" table:default-cell-style-name="ce1"/>
        <table:table-column table:style-name="co20" table:number-columns-repeated="7" table:default-cell-style-name="ce1"/>
        <table:table-column table:style-name="co21" table:number-columns-repeated="6" table:default-cell-style-name="ce1"/>
        <table:table-column table:style-name="co22" table:default-cell-style-name="ce1"/>
        <table:table-column table:style-name="co11" table:default-cell-style-name="ce1"/>
        <table:table-column table:style-name="co21" table:number-columns-repeated="70" table:default-cell-style-name="ce1"/>
        <table:table-column table:style-name="co22" table:number-columns-repeated="6" table:default-cell-style-name="ce1"/>
        <table:table-column table:style-name="co11" table:default-cell-style-name="ce1"/>
        <table:table-column table:style-name="co1" table:number-columns-repeated="1628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um of Total Price</text:p>
          </table:table-cell>
          <table:table-cell office:value-type="string" table:style-name="ce8">
            <text:p>Column Labels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Row Labels</text:p>
          </table:table-cell>
          <table:table-cell office:value-type="string" table:style-name="ce5">
            <text:p>East</text:p>
          </table:table-cell>
          <table:table-cell office:value-type="string" table:style-name="ce9">
            <text:p>West</text:p>
          </table:table-cell>
          <table:table-cell office:value-type="string" table:style-name="ce10">
            <text:p>Grand Total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Bars</text:p>
          </table:table-cell>
          <table:table-cell office:value-type="currency" office:value="4059.8300000000008" table:style-name="ce14">
            <text:p>£4,059.83</text:p>
          </table:table-cell>
          <table:table-cell office:value-type="currency" office:value="2440.83" table:style-name="ce15">
            <text:p>£2,440.83</text:p>
          </table:table-cell>
          <table:table-cell office:value-type="currency" office:value="6500.6600000000008" table:style-name="ce16">
            <text:p>£6,500.66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okies</text:p>
          </table:table-cell>
          <table:table-cell office:value-type="currency" office:value="9040.2199999999975" table:style-name="ce14">
            <text:p>£9,040.22</text:p>
          </table:table-cell>
          <table:table-cell office:value-type="currency" office:value="5746.76" table:style-name="ce15">
            <text:p>£5,746.76</text:p>
          </table:table-cell>
          <table:table-cell office:value-type="currency" office:value="14786.979999999998" table:style-name="ce16">
            <text:p>£14,786.98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rackers</text:p>
          </table:table-cell>
          <table:table-cell office:value-type="currency" office:value="2928.1100000000006" table:style-name="ce14">
            <text:p>£2,928.11</text:p>
          </table:table-cell>
          <table:table-cell office:value-type="currency" office:value="314.10000000000002" table:style-name="ce15">
            <text:p>£314.10</text:p>
          </table:table-cell>
          <table:table-cell office:value-type="currency" office:value="3242.2100000000005" table:style-name="ce16">
            <text:p>£3,242.2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nacks</text:p>
          </table:table-cell>
          <table:table-cell office:value-type="currency" office:value="1248.1500000000001" table:style-name="ce14">
            <text:p>£1,248.15</text:p>
          </table:table-cell>
          <table:table-cell office:value-type="currency" office:value="777.84" table:style-name="ce15">
            <text:p>£777.84</text:p>
          </table:table-cell>
          <table:table-cell office:value-type="currency" office:value="2025.9900000000002" table:style-name="ce16">
            <text:p>£2,025.99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Grand Total</text:p>
          </table:table-cell>
          <table:table-cell office:value-type="currency" office:value="17276.310000000001" table:style-name="ce17">
            <text:p>£17,276.31</text:p>
          </table:table-cell>
          <table:table-cell office:value-type="currency" office:value="9279.5300000000007" table:style-name="ce18">
            <text:p>£9,279.53</text:p>
          </table:table-cell>
          <table:table-cell office:value-type="currency" office:value="26555.84" table:style-name="ce19">
            <text:p>£26,555.84</text:p>
          </table:table-cell>
          <table:table-cell table:number-columns-repeated="16380"/>
        </table:table-row>
        <table:table-row table:style-name="ro1">
          <table:table-cell table:style-name="ce1">
            <draw:frame draw:z-index="1" draw:id="id5" draw:style-name="a15" draw:name="Chart 3" svg:x="0.22917in" svg:y="0.1388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  <table:table table:name="Main_sales_data" table:style-name="ta3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2"/>
        <table:table-column table:style-name="co31" table:default-cell-style-name="ce2"/>
        <table:table-column table:style-name="co1" table:number-columns-repeated="16375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Flavor type</text:p>
          </table:table-cell>
          <table:table-cell office:value-type="string" table:style-name="ce3">
            <text:p>Qty</text:p>
          </table:table-cell>
          <table:table-cell office:value-type="string" table:style-name="ce4">
            <text:p>Unit Price</text:p>
          </table:table-cell>
          <table:table-cell office:value-type="string" table:style-name="ce4">
            <text:p>Total Pri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9</text:p>
          </table:table-cell>
          <table:table-cell office:value-type="float" office:value="45185" table:style-name="ce1">
            <text:p>4518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0" table:style-name="ce1">
            <text:p>20</text:p>
          </table:table-cell>
          <table:table-cell office:value-type="currency" office:value="1.6800000000000002" table:style-name="ce2">
            <text:p>£1.68</text:p>
          </table:table-cell>
          <table:table-cell office:value-type="currency" office:value="33.6" table:formula="of:=[Main_sales_data.$G2]*[Main_sales_data.$H2]" table:style-name="ce2">
            <text:p>£3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8</text:p>
          </table:table-cell>
          <table:table-cell office:value-type="float" office:value="44673" table:style-name="ce1">
            <text:p>446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currency" office:value="1.77" table:style-name="ce2">
            <text:p>£1.77</text:p>
          </table:table-cell>
          <table:table-cell office:value-type="currency" office:value="35.4" table:formula="of:=[Main_sales_data.$G3]*[Main_sales_data.$H3]" table:style-name="ce2">
            <text:p>£3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9</text:p>
          </table:table-cell>
          <table:table-cell office:value-type="float" office:value="44856" table:style-name="ce1">
            <text:p>4485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currency" office:value="1.77" table:style-name="ce2">
            <text:p>£1.77</text:p>
          </table:table-cell>
          <table:table-cell office:value-type="currency" office:value="35.4" table:formula="of:=[Main_sales_data.$G4]*[Main_sales_data.$H4]" table:style-name="ce2">
            <text:p>£3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6</text:p>
          </table:table-cell>
          <table:table-cell office:value-type="float" office:value="44607" table:style-name="ce1">
            <text:p>446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7" table:style-name="ce1">
            <text:p>27</text:p>
          </table:table-cell>
          <table:table-cell office:value-type="currency" office:value="1.35" table:style-name="ce2">
            <text:p>£1.35</text:p>
          </table:table-cell>
          <table:table-cell office:value-type="currency" office:value="36.450000000000003" table:formula="of:=[Main_sales_data.$G5]*[Main_sales_data.$H5]" table:style-name="ce2">
            <text:p>£36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0</text:p>
          </table:table-cell>
          <table:table-cell office:value-type="float" office:value="44589" table:style-name="ce1">
            <text:p>4458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35" table:style-name="ce2">
            <text:p>£1.35</text:p>
          </table:table-cell>
          <table:table-cell office:value-type="currency" office:value="37.800000000000004" table:formula="of:=[Main_sales_data.$G6]*[Main_sales_data.$H6]" table:style-name="ce2">
            <text:p>£37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3</text:p>
          </table:table-cell>
          <table:table-cell office:value-type="float" office:value="44958" table:style-name="ce1">
            <text:p>449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currency" office:value="1.68" table:style-name="ce2">
            <text:p>£1.68</text:p>
          </table:table-cell>
          <table:table-cell office:value-type="currency" office:value="40.32" table:formula="of:=[Main_sales_data.$G7]*[Main_sales_data.$H7]" table:style-name="ce2">
            <text:p>£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9</text:p>
          </table:table-cell>
          <table:table-cell office:value-type="float" office:value="45035" table:style-name="ce1">
            <text:p>450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currency" office:value="1.68" table:style-name="ce2">
            <text:p>£1.68</text:p>
          </table:table-cell>
          <table:table-cell office:value-type="currency" office:value="40.32" table:formula="of:=[Main_sales_data.$G8]*[Main_sales_data.$H8]" table:style-name="ce2">
            <text:p>£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5</text:p>
          </table:table-cell>
          <table:table-cell office:value-type="float" office:value="44604" table:style-name="ce1">
            <text:p>446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3" table:style-name="ce1">
            <text:p>23</text:p>
          </table:table-cell>
          <table:table-cell office:value-type="currency" office:value="1.77" table:style-name="ce2">
            <text:p>£1.77</text:p>
          </table:table-cell>
          <table:table-cell office:value-type="currency" office:value="40.71" table:formula="of:=[Main_sales_data.$G9]*[Main_sales_data.$H9]" table:style-name="ce2">
            <text:p>£40.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4</text:p>
          </table:table-cell>
          <table:table-cell office:value-type="float" office:value="45230" table:style-name="ce1">
            <text:p>452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5" table:style-name="ce1">
            <text:p>25</text:p>
          </table:table-cell>
          <table:table-cell office:value-type="currency" office:value="1.68" table:style-name="ce2">
            <text:p>£1.68</text:p>
          </table:table-cell>
          <table:table-cell office:value-type="currency" office:value="42" table:formula="of:=[Main_sales_data.$G10]*[Main_sales_data.$H10]" table:style-name="ce2">
            <text:p>£42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70DI</text:p>
          </table:table-cell>
          <table:table-cell office:value-type="float" office:value="44781" table:style-name="ce1">
            <text:p>447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4" table:style-name="ce1">
            <text:p>24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42.48" table:formula="of:=[Main_sales_data.$G11]*[Main_sales_data.$H11]" table:style-name="ce2">
            <text:p>£42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7</text:p>
          </table:table-cell>
          <table:table-cell office:value-type="float" office:value="45209" table:style-name="ce1">
            <text:p>452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" table:style-name="ce1">
            <text:p>23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43.01" table:formula="of:=[Main_sales_data.$G12]*[Main_sales_data.$H12]" table:style-name="ce2">
            <text:p>£43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2</text:p>
          </table:table-cell>
          <table:table-cell office:value-type="float" office:value="45134" table:style-name="ce1">
            <text:p>451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0" table:style-name="ce1">
            <text:p>20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43.6" table:formula="of:=[Main_sales_data.$G13]*[Main_sales_data.$H13]" table:style-name="ce2">
            <text:p>£4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4</text:p>
          </table:table-cell>
          <table:table-cell office:value-type="float" office:value="44691" table:style-name="ce1">
            <text:p>4469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currency" office:value="1.77" table:style-name="ce2">
            <text:p>£1.77</text:p>
          </table:table-cell>
          <table:table-cell office:value-type="currency" office:value="44.25" table:formula="of:=[Main_sales_data.$G14]*[Main_sales_data.$H14]" table:style-name="ce2">
            <text:p>£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4</text:p>
          </table:table-cell>
          <table:table-cell office:value-type="float" office:value="45170" table:style-name="ce1">
            <text:p>451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currency" office:value="1.77" table:style-name="ce2">
            <text:p>£1.77</text:p>
          </table:table-cell>
          <table:table-cell office:value-type="currency" office:value="44.25" table:formula="of:=[Main_sales_data.$G15]*[Main_sales_data.$H15]" table:style-name="ce2">
            <text:p>£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5</text:p>
          </table:table-cell>
          <table:table-cell office:value-type="float" office:value="45233" table:style-name="ce1">
            <text:p>4523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" table:style-name="ce1">
            <text:p>24</text:p>
          </table:table-cell>
          <table:table-cell office:value-type="currency" office:value="1.87" table:style-name="ce2">
            <text:p>£1.87</text:p>
          </table:table-cell>
          <table:table-cell office:value-type="currency" office:value="44.88" table:formula="of:=[Main_sales_data.$G16]*[Main_sales_data.$H16]" table:style-name="ce2">
            <text:p>£44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5</text:p>
          </table:table-cell>
          <table:table-cell office:value-type="float" office:value="44664" table:style-name="ce1">
            <text:p>446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68" table:style-name="ce2">
            <text:p>£1.68</text:p>
          </table:table-cell>
          <table:table-cell office:value-type="currency" office:value="47.04" table:formula="of:=[Main_sales_data.$G17]*[Main_sales_data.$H17]" table:style-name="ce2">
            <text:p>£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9</text:p>
          </table:table-cell>
          <table:table-cell office:value-type="float" office:value="44736" table:style-name="ce1">
            <text:p>4473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68" table:style-name="ce2">
            <text:p>£1.68</text:p>
          </table:table-cell>
          <table:table-cell office:value-type="currency" office:value="47.04" table:formula="of:=[Main_sales_data.$G18]*[Main_sales_data.$H18]" table:style-name="ce2">
            <text:p>£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1</text:p>
          </table:table-cell>
          <table:table-cell office:value-type="float" office:value="44892" table:style-name="ce1">
            <text:p>4489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currency" office:value="1.68" table:style-name="ce2">
            <text:p>£1.68</text:p>
          </table:table-cell>
          <table:table-cell office:value-type="currency" office:value="48.72" table:formula="of:=[Main_sales_data.$G19]*[Main_sales_data.$H19]" table:style-name="ce2">
            <text:p>£48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9</text:p>
          </table:table-cell>
          <table:table-cell office:value-type="float" office:value="44916" table:style-name="ce1">
            <text:p>4491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currency" office:value="1.68" table:style-name="ce2">
            <text:p>£1.68</text:p>
          </table:table-cell>
          <table:table-cell office:value-type="currency" office:value="48.72" table:formula="of:=[Main_sales_data.$G20]*[Main_sales_data.$H20]" table:style-name="ce2">
            <text:p>£48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9</text:p>
          </table:table-cell>
          <table:table-cell office:value-type="float" office:value="45125" table:style-name="ce1">
            <text:p>451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22" table:style-name="ce1">
            <text:p>22</text:p>
          </table:table-cell>
          <table:table-cell office:value-type="currency" office:value="2.27" table:style-name="ce2">
            <text:p>£2.27</text:p>
          </table:table-cell>
          <table:table-cell office:value-type="currency" office:value="49.94" table:formula="of:=[Main_sales_data.$G21]*[Main_sales_data.$H21]" table:style-name="ce2">
            <text:p>£49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0</text:p>
          </table:table-cell>
          <table:table-cell office:value-type="float" office:value="44769" table:style-name="ce1">
            <text:p>4476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1" table:style-name="ce1">
            <text:p>31</text:p>
          </table:table-cell>
          <table:table-cell office:value-type="currency" office:value="1.68" table:style-name="ce2">
            <text:p>£1.68</text:p>
          </table:table-cell>
          <table:table-cell office:value-type="currency" office:value="52.08" table:formula="of:=[Main_sales_data.$G22]*[Main_sales_data.$H22]" table:style-name="ce2">
            <text:p>£52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0</text:p>
          </table:table-cell>
          <table:table-cell office:value-type="float" office:value="44889" table:style-name="ce1">
            <text:p>448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currency" office:value="1.77" table:style-name="ce2">
            <text:p>£1.77</text:p>
          </table:table-cell>
          <table:table-cell office:value-type="currency" office:value="53.1" table:formula="of:=[Main_sales_data.$G23]*[Main_sales_data.$H23]" table:style-name="ce2">
            <text:p>£53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8</text:p>
          </table:table-cell>
          <table:table-cell office:value-type="float" office:value="45182" table:style-name="ce1">
            <text:p>4518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currency" office:value="1.77" table:style-name="ce2">
            <text:p>£1.77</text:p>
          </table:table-cell>
          <table:table-cell office:value-type="currency" office:value="53.1" table:formula="of:=[Main_sales_data.$G24]*[Main_sales_data.$H24]" table:style-name="ce2">
            <text:p>£53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2</text:p>
          </table:table-cell>
          <table:table-cell office:value-type="float" office:value="45194" table:style-name="ce1">
            <text:p>4519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1" table:style-name="ce1">
            <text:p>31</text:p>
          </table:table-cell>
          <table:table-cell office:value-type="currency" office:value="1.77" table:style-name="ce2">
            <text:p>£1.77</text:p>
          </table:table-cell>
          <table:table-cell office:value-type="currency" office:value="54.87" table:formula="of:=[Main_sales_data.$G25]*[Main_sales_data.$H25]" table:style-name="ce2">
            <text:p>£54.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0</text:p>
          </table:table-cell>
          <table:table-cell office:value-type="float" office:value="45008" table:style-name="ce1">
            <text:p>450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3" table:style-name="ce1">
            <text:p>33</text:p>
          </table:table-cell>
          <table:table-cell office:value-type="currency" office:value="1.68" table:style-name="ce2">
            <text:p>£1.68</text:p>
          </table:table-cell>
          <table:table-cell office:value-type="currency" office:value="55.44" table:formula="of:=[Main_sales_data.$G26]*[Main_sales_data.$H26]" table:style-name="ce2">
            <text:p>£55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2</text:p>
          </table:table-cell>
          <table:table-cell office:value-type="float" office:value="44595" table:style-name="ce1">
            <text:p>445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1" table:style-name="ce1">
            <text:p>31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57.97" table:formula="of:=[Main_sales_data.$G27]*[Main_sales_data.$H27]" table:style-name="ce2">
            <text:p>£5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1</text:p>
          </table:table-cell>
          <table:table-cell office:value-type="float" office:value="44562" table:style-name="ce1">
            <text:p>445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3" table:style-name="ce1">
            <text:p>33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58.41" table:formula="of:=[Main_sales_data.$G28]*[Main_sales_data.$H28]" table:style-name="ce2">
            <text:p>£58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9</text:p>
          </table:table-cell>
          <table:table-cell office:value-type="float" office:value="44706" table:style-name="ce1">
            <text:p>447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7" table:style-name="ce1">
            <text:p>27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58.860000000000007" table:formula="of:=[Main_sales_data.$G29]*[Main_sales_data.$H29]" table:style-name="ce2">
            <text:p>£5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0</text:p>
          </table:table-cell>
          <table:table-cell office:value-type="float" office:value="45128" table:style-name="ce1">
            <text:p>451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2" table:style-name="ce1">
            <text:p>32</text:p>
          </table:table-cell>
          <table:table-cell office:value-type="currency" office:value="1.87" table:style-name="ce2">
            <text:p>£1.87</text:p>
          </table:table-cell>
          <table:table-cell office:value-type="currency" office:value="59.84" table:formula="of:=[Main_sales_data.$G30]*[Main_sales_data.$H30]" table:style-name="ce2">
            <text:p>£59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6</text:p>
          </table:table-cell>
          <table:table-cell office:value-type="float" office:value="44967" table:style-name="ce1">
            <text:p>449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currency" office:value="1.77" table:style-name="ce2">
            <text:p>£1.77</text:p>
          </table:table-cell>
          <table:table-cell office:value-type="currency" office:value="60.18" table:formula="of:=[Main_sales_data.$G31]*[Main_sales_data.$H31]" table:style-name="ce2">
            <text:p>£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9</text:p>
          </table:table-cell>
          <table:table-cell office:value-type="float" office:value="45155" table:style-name="ce1">
            <text:p>451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currency" office:value="1.77" table:style-name="ce2">
            <text:p>£1.77</text:p>
          </table:table-cell>
          <table:table-cell office:value-type="currency" office:value="60.18" table:formula="of:=[Main_sales_data.$G32]*[Main_sales_data.$H32]" table:style-name="ce2">
            <text:p>£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4</text:p>
          </table:table-cell>
          <table:table-cell office:value-type="float" office:value="44811" table:style-name="ce1">
            <text:p>4481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8" table:style-name="ce1">
            <text:p>28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61.040000000000006" table:formula="of:=[Main_sales_data.$G33]*[Main_sales_data.$H33]" table:style-name="ce2">
            <text:p>£61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2</text:p>
          </table:table-cell>
          <table:table-cell office:value-type="float" office:value="45224" table:style-name="ce1">
            <text:p>452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5" table:style-name="ce1">
            <text:p>35</text:p>
          </table:table-cell>
          <table:table-cell office:value-type="currency" office:value="1.77" table:style-name="ce2">
            <text:p>£1.77</text:p>
          </table:table-cell>
          <table:table-cell office:value-type="currency" office:value="61.95" table:formula="of:=[Main_sales_data.$G34]*[Main_sales_data.$H34]" table:style-name="ce2">
            <text:p>£61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5</text:p>
          </table:table-cell>
          <table:table-cell office:value-type="float" office:value="44964" table:style-name="ce1">
            <text:p>449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63.58" table:formula="of:=[Main_sales_data.$G35]*[Main_sales_data.$H35]" table:style-name="ce2">
            <text:p>£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0</text:p>
          </table:table-cell>
          <table:table-cell office:value-type="float" office:value="45248" table:style-name="ce1">
            <text:p>4524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63.58" table:formula="of:=[Main_sales_data.$G36]*[Main_sales_data.$H36]" table:style-name="ce2">
            <text:p>£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1</text:p>
          </table:table-cell>
          <table:table-cell office:value-type="float" office:value="44982" table:style-name="ce1">
            <text:p>449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0" table:style-name="ce1">
            <text:p>30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65.400000000000006" table:formula="of:=[Main_sales_data.$G37]*[Main_sales_data.$H37]" table:style-name="ce2">
            <text:p>£6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3</text:p>
          </table:table-cell>
          <table:table-cell office:value-type="float" office:value="45197" table:style-name="ce1">
            <text:p>451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1" table:style-name="ce1">
            <text:p>21</text:p>
          </table:table-cell>
          <table:table-cell office:value-type="currency" office:value="3.1500000000000004" table:style-name="ce2">
            <text:p>£3.15</text:p>
          </table:table-cell>
          <table:table-cell office:value-type="currency" office:value="66.150000000000006" table:formula="of:=[Main_sales_data.$G38]*[Main_sales_data.$H38]" table:style-name="ce2">
            <text:p>£66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6</text:p>
          </table:table-cell>
          <table:table-cell office:value-type="float" office:value="44637" table:style-name="ce1">
            <text:p>4463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8" table:style-name="ce1">
            <text:p>38</text:p>
          </table:table-cell>
          <table:table-cell office:value-type="currency" office:value="1.7700000000000002" table:style-name="ce2">
            <text:p>£1.77</text:p>
          </table:table-cell>
          <table:table-cell office:value-type="currency" office:value="67.260000000000005" table:formula="of:=[Main_sales_data.$G39]*[Main_sales_data.$H39]" table:style-name="ce2">
            <text:p>£67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6</text:p>
          </table:table-cell>
          <table:table-cell office:value-type="float" office:value="44907" table:style-name="ce1">
            <text:p>449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6" table:style-name="ce1">
            <text:p>36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67.319999999999993" table:formula="of:=[Main_sales_data.$G40]*[Main_sales_data.$H40]" table:style-name="ce2">
            <text:p>£67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7</text:p>
          </table:table-cell>
          <table:table-cell office:value-type="float" office:value="44790" table:style-name="ce1">
            <text:p>4479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1" table:style-name="ce1">
            <text:p>31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67.58" table:formula="of:=[Main_sales_data.$G41]*[Main_sales_data.$H41]" table:style-name="ce2">
            <text:p>£67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5</text:p>
          </table:table-cell>
          <table:table-cell office:value-type="float" office:value="44904" table:style-name="ce1">
            <text:p>449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30" table:style-name="ce1">
            <text:p>30</text:p>
          </table:table-cell>
          <table:table-cell office:value-type="currency" office:value="2.27" table:style-name="ce2">
            <text:p>£2.27</text:p>
          </table:table-cell>
          <table:table-cell office:value-type="currency" office:value="68.099999999999994" table:formula="of:=[Main_sales_data.$G42]*[Main_sales_data.$H42]" table:style-name="ce2">
            <text:p>£68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470DI</text:p>
          </table:table-cell>
          <table:table-cell office:value-type="float" office:value="44996" table:style-name="ce1">
            <text:p>4499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1" table:style-name="ce1">
            <text:p>41</text:p>
          </table:table-cell>
          <table:table-cell office:value-type="currency" office:value="1.68" table:style-name="ce2">
            <text:p>£1.68</text:p>
          </table:table-cell>
          <table:table-cell office:value-type="currency" office:value="68.88" table:formula="of:=[Main_sales_data.$G43]*[Main_sales_data.$H43]" table:style-name="ce2">
            <text:p>£68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3</text:p>
          </table:table-cell>
          <table:table-cell office:value-type="float" office:value="44868" table:style-name="ce1">
            <text:p>448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9" table:style-name="ce1">
            <text:p>39</text:p>
          </table:table-cell>
          <table:table-cell office:value-type="currency" office:value="1.77" table:style-name="ce2">
            <text:p>£1.77</text:p>
          </table:table-cell>
          <table:table-cell office:value-type="currency" office:value="69.03" table:formula="of:=[Main_sales_data.$G44]*[Main_sales_data.$H44]" table:style-name="ce2">
            <text:p>£69.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8</text:p>
          </table:table-cell>
          <table:table-cell office:value-type="float" office:value="45152" table:style-name="ce1">
            <text:p>451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2" table:style-name="ce1">
            <text:p>22</text:p>
          </table:table-cell>
          <table:table-cell office:value-type="currency" office:value="3.15" table:style-name="ce2">
            <text:p>£3.15</text:p>
          </table:table-cell>
          <table:table-cell office:value-type="currency" office:value="69.3" table:formula="of:=[Main_sales_data.$G45]*[Main_sales_data.$H45]" table:style-name="ce2">
            <text:p>£6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3</text:p>
          </table:table-cell>
          <table:table-cell office:value-type="float" office:value="44928" table:style-name="ce1">
            <text:p>449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2" table:style-name="ce1">
            <text:p>32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69.760000000000005" table:formula="of:=[Main_sales_data.$G46]*[Main_sales_data.$H46]" table:style-name="ce2">
            <text:p>£69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5</text:p>
          </table:table-cell>
          <table:table-cell office:value-type="float" office:value="44724" table:style-name="ce1">
            <text:p>447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69.8" table:formula="of:=[Main_sales_data.$G47]*[Main_sales_data.$H47]" table:style-name="ce2">
            <text:p>£6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4</text:p>
          </table:table-cell>
          <table:table-cell office:value-type="float" office:value="45260" table:style-name="ce1">
            <text:p>4526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69.8" table:formula="of:=[Main_sales_data.$G48]*[Main_sales_data.$H48]" table:style-name="ce2">
            <text:p>£6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4</text:p>
          </table:table-cell>
          <table:table-cell office:value-type="float" office:value="44841" table:style-name="ce1">
            <text:p>4484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0" table:style-name="ce1">
            <text:p>40</text:p>
          </table:table-cell>
          <table:table-cell office:value-type="currency" office:value="1.77" table:style-name="ce2">
            <text:p>£1.77</text:p>
          </table:table-cell>
          <table:table-cell office:value-type="currency" office:value="70.8" table:formula="of:=[Main_sales_data.$G49]*[Main_sales_data.$H49]" table:style-name="ce2">
            <text:p>£70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2</text:p>
          </table:table-cell>
          <table:table-cell office:value-type="float" office:value="45104" table:style-name="ce1">
            <text:p>451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8" table:style-name="ce1">
            <text:p>38</text:p>
          </table:table-cell>
          <table:table-cell office:value-type="currency" office:value="1.87" table:style-name="ce2">
            <text:p>£1.87</text:p>
          </table:table-cell>
          <table:table-cell office:value-type="currency" office:value="71.06" table:formula="of:=[Main_sales_data.$G50]*[Main_sales_data.$H50]" table:style-name="ce2">
            <text:p>£71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0</text:p>
          </table:table-cell>
          <table:table-cell office:value-type="float" office:value="45098" table:style-name="ce1">
            <text:p>450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1" table:style-name="ce1">
            <text:p>41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72.569999999999993" table:formula="of:=[Main_sales_data.$G51]*[Main_sales_data.$H51]" table:style-name="ce2">
            <text:p>£72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8</text:p>
          </table:table-cell>
          <table:table-cell office:value-type="float" office:value="44643" table:style-name="ce1">
            <text:p>4464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9" table:style-name="ce1">
            <text:p>39</text:p>
          </table:table-cell>
          <table:table-cell office:value-type="currency" office:value="1.87" table:style-name="ce2">
            <text:p>£1.87</text:p>
          </table:table-cell>
          <table:table-cell office:value-type="currency" office:value="72.930000000000007" table:formula="of:=[Main_sales_data.$G52]*[Main_sales_data.$H52]" table:style-name="ce2">
            <text:p>£7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5</text:p>
          </table:table-cell>
          <table:table-cell office:value-type="float" office:value="44694" table:style-name="ce1">
            <text:p>4469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2">
            <text:p>£3.49</text:p>
          </table:table-cell>
          <table:table-cell office:value-type="currency" office:value="73.290000000000006" table:formula="of:=[Main_sales_data.$G53]*[Main_sales_data.$H53]" table:style-name="ce2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9</text:p>
          </table:table-cell>
          <table:table-cell office:value-type="float" office:value="44796" table:style-name="ce1">
            <text:p>4479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2">
            <text:p>£3.49</text:p>
          </table:table-cell>
          <table:table-cell office:value-type="currency" office:value="73.290000000000006" table:formula="of:=[Main_sales_data.$G54]*[Main_sales_data.$H54]" table:style-name="ce2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7</text:p>
          </table:table-cell>
          <table:table-cell office:value-type="float" office:value="45029" table:style-name="ce1">
            <text:p>4502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2">
            <text:p>£3.49</text:p>
          </table:table-cell>
          <table:table-cell office:value-type="currency" office:value="73.290000000000006" table:formula="of:=[Main_sales_data.$G55]*[Main_sales_data.$H55]" table:style-name="ce2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0</text:p>
          </table:table-cell>
          <table:table-cell office:value-type="float" office:value="45278" table:style-name="ce1">
            <text:p>4527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4" table:style-name="ce1">
            <text:p>34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74.12" table:formula="of:=[Main_sales_data.$G56]*[Main_sales_data.$H56]" table:style-name="ce2">
            <text:p>£74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4</text:p>
          </table:table-cell>
          <table:table-cell office:value-type="float" office:value="44721" table:style-name="ce1">
            <text:p>4472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2" table:style-name="ce1">
            <text:p>42</text:p>
          </table:table-cell>
          <table:table-cell office:value-type="currency" office:value="1.77" table:style-name="ce2">
            <text:p>£1.77</text:p>
          </table:table-cell>
          <table:table-cell office:value-type="currency" office:value="74.34" table:formula="of:=[Main_sales_data.$G57]*[Main_sales_data.$H57]" table:style-name="ce2">
            <text:p>£74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7</text:p>
          </table:table-cell>
          <table:table-cell office:value-type="float" office:value="45119" table:style-name="ce1">
            <text:p>4511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0" table:style-name="ce1">
            <text:p>40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74.8" table:formula="of:=[Main_sales_data.$G58]*[Main_sales_data.$H58]" table:style-name="ce2">
            <text:p>£74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0</text:p>
          </table:table-cell>
          <table:table-cell office:value-type="float" office:value="45218" table:style-name="ce1">
            <text:p>452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3" table:style-name="ce1">
            <text:p>43</text:p>
          </table:table-cell>
          <table:table-cell office:value-type="currency" office:value="1.77" table:style-name="ce2">
            <text:p>£1.77</text:p>
          </table:table-cell>
          <table:table-cell office:value-type="currency" office:value="76.11" table:formula="of:=[Main_sales_data.$G59]*[Main_sales_data.$H59]" table:style-name="ce2">
            <text:p>£76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4</text:p>
          </table:table-cell>
          <table:table-cell office:value-type="float" office:value="44601" table:style-name="ce1">
            <text:p>446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77.88" table:formula="of:=[Main_sales_data.$G60]*[Main_sales_data.$H60]" table:style-name="ce2">
            <text:p>£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8</text:p>
          </table:table-cell>
          <table:table-cell office:value-type="float" office:value="44913" table:style-name="ce1">
            <text:p>449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77.88" table:formula="of:=[Main_sales_data.$G61]*[Main_sales_data.$H61]" table:style-name="ce2">
            <text:p>£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1</text:p>
          </table:table-cell>
          <table:table-cell office:value-type="float" office:value="44592" table:style-name="ce1">
            <text:p>4459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78.48" table:formula="of:=[Main_sales_data.$G62]*[Main_sales_data.$H62]" table:style-name="ce2">
            <text:p>£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4</text:p>
          </table:table-cell>
          <table:table-cell office:value-type="float" office:value="45020" table:style-name="ce1">
            <text:p>4502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78.48" table:formula="of:=[Main_sales_data.$G63]*[Main_sales_data.$H63]" table:style-name="ce2">
            <text:p>£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8</text:p>
          </table:table-cell>
          <table:table-cell office:value-type="float" office:value="45002" table:style-name="ce1">
            <text:p>4500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7" table:style-name="ce1">
            <text:p>47</text:p>
          </table:table-cell>
          <table:table-cell office:value-type="currency" office:value="1.68" table:style-name="ce2">
            <text:p>£1.68</text:p>
          </table:table-cell>
          <table:table-cell office:value-type="currency" office:value="78.959999999999994" table:formula="of:=[Main_sales_data.$G64]*[Main_sales_data.$H64]" table:style-name="ce2">
            <text:p>£78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3</text:p>
          </table:table-cell>
          <table:table-cell office:value-type="float" office:value="44808" table:style-name="ce1">
            <text:p>448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5" table:style-name="ce1">
            <text:p>45</text:p>
          </table:table-cell>
          <table:table-cell office:value-type="currency" office:value="1.77" table:style-name="ce2">
            <text:p>£1.77</text:p>
          </table:table-cell>
          <table:table-cell office:value-type="currency" office:value="79.650000000000006" table:formula="of:=[Main_sales_data.$G65]*[Main_sales_data.$H65]" table:style-name="ce2">
            <text:p>£79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4</text:p>
          </table:table-cell>
          <table:table-cell office:value-type="float" office:value="44661" table:style-name="ce1">
            <text:p>446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80.27" table:formula="of:=[Main_sales_data.$G66]*[Main_sales_data.$H66]" table:style-name="ce2">
            <text:p>£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1</text:p>
          </table:table-cell>
          <table:table-cell office:value-type="float" office:value="45131" table:style-name="ce1">
            <text:p>451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80.27" table:formula="of:=[Main_sales_data.$G67]*[Main_sales_data.$H67]" table:style-name="ce2">
            <text:p>£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6</text:p>
          </table:table-cell>
          <table:table-cell office:value-type="float" office:value="45116" table:style-name="ce1">
            <text:p>4511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7" table:style-name="ce1">
            <text:p>37</text:p>
          </table:table-cell>
          <table:table-cell office:value-type="currency" office:value="2.1799999999999997" table:style-name="ce2">
            <text:p>£2.18</text:p>
          </table:table-cell>
          <table:table-cell office:value-type="currency" office:value="80.66" table:formula="of:=[Main_sales_data.$G68]*[Main_sales_data.$H68]" table:style-name="ce2">
            <text:p>£80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7</text:p>
          </table:table-cell>
          <table:table-cell office:value-type="float" office:value="44700" table:style-name="ce1">
            <text:p>4470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9" table:style-name="ce1">
            <text:p>49</text:p>
          </table:table-cell>
          <table:table-cell office:value-type="currency" office:value="1.68" table:style-name="ce2">
            <text:p>£1.68</text:p>
          </table:table-cell>
          <table:table-cell office:value-type="currency" office:value="82.32" table:formula="of:=[Main_sales_data.$G69]*[Main_sales_data.$H69]" table:style-name="ce2">
            <text:p>£82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4</text:p>
          </table:table-cell>
          <table:table-cell office:value-type="float" office:value="44901" table:style-name="ce1">
            <text:p>449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currency" office:value="2.84" table:style-name="ce2">
            <text:p>£2.84</text:p>
          </table:table-cell>
          <table:table-cell office:value-type="currency" office:value="82.36" table:formula="of:=[Main_sales_data.$G70]*[Main_sales_data.$H70]" table:style-name="ce2">
            <text:p>£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8</text:p>
          </table:table-cell>
          <table:table-cell office:value-type="float" office:value="44973" table:style-name="ce1">
            <text:p>449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currency" office:value="2.84" table:style-name="ce2">
            <text:p>£2.84</text:p>
          </table:table-cell>
          <table:table-cell office:value-type="currency" office:value="82.36" table:formula="of:=[Main_sales_data.$G71]*[Main_sales_data.$H71]" table:style-name="ce2">
            <text:p>£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5</text:p>
          </table:table-cell>
          <table:table-cell office:value-type="float" office:value="44574" table:style-name="ce1">
            <text:p>445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8" table:style-name="ce1">
            <text:p>38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82.84" table:formula="of:=[Main_sales_data.$G72]*[Main_sales_data.$H72]" table:style-name="ce2">
            <text:p>£8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6</text:p>
          </table:table-cell>
          <table:table-cell office:value-type="float" office:value="44667" table:style-name="ce1">
            <text:p>446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84.96" table:formula="of:=[Main_sales_data.$G73]*[Main_sales_data.$H73]" table:style-name="ce2">
            <text:p>£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8</text:p>
          </table:table-cell>
          <table:table-cell office:value-type="float" office:value="45032" table:style-name="ce1">
            <text:p>450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84.96" table:formula="of:=[Main_sales_data.$G74]*[Main_sales_data.$H74]" table:style-name="ce2">
            <text:p>£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6</text:p>
          </table:table-cell>
          <table:table-cell office:value-type="float" office:value="44817" table:style-name="ce1">
            <text:p>4481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7" table:style-name="ce1">
            <text:p>27</text:p>
          </table:table-cell>
          <table:table-cell office:value-type="currency" office:value="3.15" table:style-name="ce2">
            <text:p>£3.15</text:p>
          </table:table-cell>
          <table:table-cell office:value-type="currency" office:value="85.05" table:formula="of:=[Main_sales_data.$G75]*[Main_sales_data.$H75]" table:style-name="ce2">
            <text:p>£85.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2</text:p>
          </table:table-cell>
          <table:table-cell office:value-type="float" office:value="44625" table:style-name="ce1">
            <text:p>446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0" table:style-name="ce1">
            <text:p>30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85.2" table:formula="of:=[Main_sales_data.$G76]*[Main_sales_data.$H76]" table:style-name="ce2">
            <text:p>£85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0</text:p>
          </table:table-cell>
          <table:table-cell office:value-type="float" office:value="45188" table:style-name="ce1">
            <text:p>4518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9" table:style-name="ce1">
            <text:p>49</text:p>
          </table:table-cell>
          <table:table-cell office:value-type="currency" office:value="1.77" table:style-name="ce2">
            <text:p>£1.77</text:p>
          </table:table-cell>
          <table:table-cell office:value-type="currency" office:value="86.73" table:formula="of:=[Main_sales_data.$G77]*[Main_sales_data.$H77]" table:style-name="ce2">
            <text:p>£86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0</text:p>
          </table:table-cell>
          <table:table-cell office:value-type="float" office:value="44859" table:style-name="ce1">
            <text:p>4485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87.2" table:formula="of:=[Main_sales_data.$G78]*[Main_sales_data.$H78]" table:style-name="ce2">
            <text:p>£8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1</text:p>
          </table:table-cell>
          <table:table-cell office:value-type="float" office:value="45191" table:style-name="ce1">
            <text:p>4519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87.2" table:formula="of:=[Main_sales_data.$G79]*[Main_sales_data.$H79]" table:style-name="ce2">
            <text:p>£8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8</text:p>
          </table:table-cell>
          <table:table-cell office:value-type="float" office:value="45272" table:style-name="ce1">
            <text:p>4527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5" table:style-name="ce1">
            <text:p>25</text:p>
          </table:table-cell>
          <table:table-cell office:value-type="currency" office:value="3.49" table:style-name="ce2">
            <text:p>£3.49</text:p>
          </table:table-cell>
          <table:table-cell office:value-type="currency" office:value="87.25" table:formula="of:=[Main_sales_data.$G80]*[Main_sales_data.$H80]" table:style-name="ce2">
            <text:p>£87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8</text:p>
          </table:table-cell>
          <table:table-cell office:value-type="float" office:value="44583" table:style-name="ce1">
            <text:p>4458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currency" office:value="1.77" table:style-name="ce2">
            <text:p>£1.77</text:p>
          </table:table-cell>
          <table:table-cell office:value-type="currency" office:value="90.27" table:formula="of:=[Main_sales_data.$G81]*[Main_sales_data.$H81]" table:style-name="ce2">
            <text:p>£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2</text:p>
          </table:table-cell>
          <table:table-cell office:value-type="float" office:value="44955" table:style-name="ce1">
            <text:p>4495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currency" office:value="1.77" table:style-name="ce2">
            <text:p>£1.77</text:p>
          </table:table-cell>
          <table:table-cell office:value-type="currency" office:value="90.27" table:formula="of:=[Main_sales_data.$G82]*[Main_sales_data.$H82]" table:style-name="ce2">
            <text:p>£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6</text:p>
          </table:table-cell>
          <table:table-cell office:value-type="float" office:value="45086" table:style-name="ce1">
            <text:p>450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6" table:style-name="ce1">
            <text:p>26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90.74" table:formula="of:=[Main_sales_data.$G83]*[Main_sales_data.$H83]" table:style-name="ce2">
            <text:p>£90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7</text:p>
          </table:table-cell>
          <table:table-cell office:value-type="float" office:value="44880" table:style-name="ce1">
            <text:p>4488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2" table:style-name="ce1">
            <text:p>32</text:p>
          </table:table-cell>
          <table:table-cell office:value-type="currency" office:value="2.84" table:style-name="ce2">
            <text:p>£2.84</text:p>
          </table:table-cell>
          <table:table-cell office:value-type="currency" office:value="90.88" table:formula="of:=[Main_sales_data.$G84]*[Main_sales_data.$H84]" table:style-name="ce2">
            <text:p>£90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5</text:p>
          </table:table-cell>
          <table:table-cell office:value-type="float" office:value="44934" table:style-name="ce1">
            <text:p>4493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9" table:style-name="ce1">
            <text:p>29</text:p>
          </table:table-cell>
          <table:table-cell office:value-type="currency" office:value="3.15" table:style-name="ce2">
            <text:p>£3.15</text:p>
          </table:table-cell>
          <table:table-cell office:value-type="currency" office:value="91.35" table:formula="of:=[Main_sales_data.$G85]*[Main_sales_data.$H85]" table:style-name="ce2">
            <text:p>£91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1</text:p>
          </table:table-cell>
          <table:table-cell office:value-type="float" office:value="44862" table:style-name="ce1">
            <text:p>448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9" table:style-name="ce1">
            <text:p>49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91.63" table:formula="of:=[Main_sales_data.$G86]*[Main_sales_data.$H86]" table:style-name="ce2">
            <text:p>£91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2</text:p>
          </table:table-cell>
          <table:table-cell office:value-type="float" office:value="44745" table:style-name="ce1">
            <text:p>4474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2" table:style-name="ce1">
            <text:p>52</text:p>
          </table:table-cell>
          <table:table-cell office:value-type="currency" office:value="1.77" table:style-name="ce2">
            <text:p>£1.77</text:p>
          </table:table-cell>
          <table:table-cell office:value-type="currency" office:value="92.04" table:formula="of:=[Main_sales_data.$G87]*[Main_sales_data.$H87]" table:style-name="ce2">
            <text:p>£92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0</text:p>
          </table:table-cell>
          <table:table-cell office:value-type="float" office:value="44619" table:style-name="ce1">
            <text:p>4461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currency" office:value="2.84" table:style-name="ce2">
            <text:p>£2.84</text:p>
          </table:table-cell>
          <table:table-cell office:value-type="currency" office:value="93.72" table:formula="of:=[Main_sales_data.$G88]*[Main_sales_data.$H88]" table:style-name="ce2">
            <text:p>£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6</text:p>
          </table:table-cell>
          <table:table-cell office:value-type="float" office:value="45056" table:style-name="ce1">
            <text:p>4505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currency" office:value="2.84" table:style-name="ce2">
            <text:p>£2.84</text:p>
          </table:table-cell>
          <table:table-cell office:value-type="currency" office:value="93.72" table:formula="of:=[Main_sales_data.$G89]*[Main_sales_data.$H89]" table:style-name="ce2">
            <text:p>£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7</text:p>
          </table:table-cell>
          <table:table-cell office:value-type="float" office:value="44610" table:style-name="ce1">
            <text:p>446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3" table:style-name="ce1">
            <text:p>43</text:p>
          </table:table-cell>
          <table:table-cell office:value-type="currency" office:value="2.1799999999999997" table:style-name="ce2">
            <text:p>£2.18</text:p>
          </table:table-cell>
          <table:table-cell office:value-type="currency" office:value="93.739999999999981" table:formula="of:=[Main_sales_data.$G90]*[Main_sales_data.$H90]" table:style-name="ce2">
            <text:p>£93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9</text:p>
          </table:table-cell>
          <table:table-cell office:value-type="float" office:value="44676" table:style-name="ce1">
            <text:p>446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3" table:style-name="ce1">
            <text:p>53</text:p>
          </table:table-cell>
          <table:table-cell office:value-type="currency" office:value="1.77" table:style-name="ce2">
            <text:p>£1.77</text:p>
          </table:table-cell>
          <table:table-cell office:value-type="currency" office:value="93.81" table:formula="of:=[Main_sales_data.$G91]*[Main_sales_data.$H91]" table:style-name="ce2">
            <text:p>£93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6</text:p>
          </table:table-cell>
          <table:table-cell office:value-type="float" office:value="44577" table:style-name="ce1">
            <text:p>4457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4" table:style-name="ce1">
            <text:p>54</text:p>
          </table:table-cell>
          <table:table-cell office:value-type="currency" office:value="1.77" table:style-name="ce2">
            <text:p>£1.77</text:p>
          </table:table-cell>
          <table:table-cell office:value-type="currency" office:value="95.58" table:formula="of:=[Main_sales_data.$G92]*[Main_sales_data.$H92]" table:style-name="ce2">
            <text:p>£95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7</text:p>
          </table:table-cell>
          <table:table-cell office:value-type="float" office:value="45149" table:style-name="ce1">
            <text:p>4514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5" table:style-name="ce1">
            <text:p>55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97.35" table:formula="of:=[Main_sales_data.$G93]*[Main_sales_data.$H93]" table:style-name="ce2">
            <text:p>£97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0</text:p>
          </table:table-cell>
          <table:table-cell office:value-type="float" office:value="44979" table:style-name="ce1">
            <text:p>449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31" table:style-name="ce1">
            <text:p>31</text:p>
          </table:table-cell>
          <table:table-cell office:value-type="currency" office:value="3.1500000000000004" table:style-name="ce2">
            <text:p>£3.15</text:p>
          </table:table-cell>
          <table:table-cell office:value-type="currency" office:value="97.65" table:formula="of:=[Main_sales_data.$G94]*[Main_sales_data.$H94]" table:style-name="ce2">
            <text:p>£97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3</text:p>
          </table:table-cell>
          <table:table-cell office:value-type="float" office:value="44748" table:style-name="ce1">
            <text:p>4474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1">
            <text:p>28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97.72" table:formula="of:=[Main_sales_data.$G95]*[Main_sales_data.$H95]" table:style-name="ce2">
            <text:p>£97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0</text:p>
          </table:table-cell>
          <table:table-cell office:value-type="float" office:value="44949" table:style-name="ce1">
            <text:p>4494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6" table:style-name="ce1">
            <text:p>56</text:p>
          </table:table-cell>
          <table:table-cell office:value-type="currency" office:value="1.77" table:style-name="ce2">
            <text:p>£1.77</text:p>
          </table:table-cell>
          <table:table-cell office:value-type="currency" office:value="99.12" table:formula="of:=[Main_sales_data.$G96]*[Main_sales_data.$H96]" table:style-name="ce2">
            <text:p>£99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370DI</text:p>
          </table:table-cell>
          <table:table-cell office:value-type="float" office:value="44652" table:style-name="ce1">
            <text:p>4465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2">
            <text:p>£1.77</text:p>
          </table:table-cell>
          <table:table-cell office:value-type="currency" office:value="102.66" table:formula="of:=[Main_sales_data.$G97]*[Main_sales_data.$H97]" table:style-name="ce2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0</text:p>
          </table:table-cell>
          <table:table-cell office:value-type="float" office:value="44709" table:style-name="ce1">
            <text:p>447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2">
            <text:p>£1.77</text:p>
          </table:table-cell>
          <table:table-cell office:value-type="currency" office:value="102.66" table:formula="of:=[Main_sales_data.$G98]*[Main_sales_data.$H98]" table:style-name="ce2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8</text:p>
          </table:table-cell>
          <table:table-cell office:value-type="float" office:value="45062" table:style-name="ce1">
            <text:p>450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2">
            <text:p>£1.77</text:p>
          </table:table-cell>
          <table:table-cell office:value-type="currency" office:value="102.66" table:formula="of:=[Main_sales_data.$G99]*[Main_sales_data.$H99]" table:style-name="ce2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8</text:p>
          </table:table-cell>
          <table:table-cell office:value-type="float" office:value="44703" table:style-name="ce1">
            <text:p>447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5" table:style-name="ce1">
            <text:p>55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02.85" table:formula="of:=[Main_sales_data.$G100]*[Main_sales_data.$H100]" table:style-name="ce2">
            <text:p>£102.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4</text:p>
          </table:table-cell>
          <table:table-cell office:value-type="float" office:value="44871" table:style-name="ce1">
            <text:p>4487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2" table:style-name="ce1">
            <text:p>62</text:p>
          </table:table-cell>
          <table:table-cell office:value-type="currency" office:value="1.68" table:style-name="ce2">
            <text:p>£1.68</text:p>
          </table:table-cell>
          <table:table-cell office:value-type="currency" office:value="104.16" table:formula="of:=[Main_sales_data.$G101]*[Main_sales_data.$H101]" table:style-name="ce2">
            <text:p>£104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5</text:p>
          </table:table-cell>
          <table:table-cell office:value-type="float" office:value="44784" table:style-name="ce1">
            <text:p>447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2">
            <text:p>£3.49</text:p>
          </table:table-cell>
          <table:table-cell office:value-type="currency" office:value="104.7" table:formula="of:=[Main_sales_data.$G102]*[Main_sales_data.$H102]" table:style-name="ce2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1</text:p>
          </table:table-cell>
          <table:table-cell office:value-type="float" office:value="45221" table:style-name="ce1">
            <text:p>4522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2">
            <text:p>£3.49</text:p>
          </table:table-cell>
          <table:table-cell office:value-type="currency" office:value="104.7" table:formula="of:=[Main_sales_data.$G103]*[Main_sales_data.$H103]" table:style-name="ce2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2</text:p>
          </table:table-cell>
          <table:table-cell office:value-type="float" office:value="45284" table:style-name="ce1">
            <text:p>452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2">
            <text:p>£3.49</text:p>
          </table:table-cell>
          <table:table-cell office:value-type="currency" office:value="104.7" table:formula="of:=[Main_sales_data.$G104]*[Main_sales_data.$H104]" table:style-name="ce2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0</text:p>
          </table:table-cell>
          <table:table-cell office:value-type="float" office:value="44679" table:style-name="ce1">
            <text:p>446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4" table:style-name="ce1">
            <text:p>64</text:p>
          </table:table-cell>
          <table:table-cell office:value-type="currency" office:value="1.68" table:style-name="ce2">
            <text:p>£1.68</text:p>
          </table:table-cell>
          <table:table-cell office:value-type="currency" office:value="107.52" table:formula="of:=[Main_sales_data.$G105]*[Main_sales_data.$H105]" table:style-name="ce2">
            <text:p>£107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6</text:p>
          </table:table-cell>
          <table:table-cell office:value-type="float" office:value="45146" table:style-name="ce1">
            <text:p>4514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8" table:style-name="ce1">
            <text:p>38</text:p>
          </table:table-cell>
          <table:table-cell office:value-type="currency" office:value="2.84" table:style-name="ce2">
            <text:p>£2.84</text:p>
          </table:table-cell>
          <table:table-cell office:value-type="currency" office:value="107.91999999999999" table:formula="of:=[Main_sales_data.$G106]*[Main_sales_data.$H106]" table:style-name="ce2">
            <text:p>£107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3</text:p>
          </table:table-cell>
          <table:table-cell office:value-type="float" office:value="44628" table:style-name="ce1">
            <text:p>446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currency" office:value="1.77" table:style-name="ce2">
            <text:p>£1.77</text:p>
          </table:table-cell>
          <table:table-cell office:value-type="currency" office:value="107.97" table:formula="of:=[Main_sales_data.$G107]*[Main_sales_data.$H107]" table:style-name="ce2">
            <text:p>£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6</text:p>
          </table:table-cell>
          <table:table-cell office:value-type="float" office:value="44697" table:style-name="ce1">
            <text:p>446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currency" office:value="1.77" table:style-name="ce2">
            <text:p>£1.77</text:p>
          </table:table-cell>
          <table:table-cell office:value-type="currency" office:value="107.97" table:formula="of:=[Main_sales_data.$G108]*[Main_sales_data.$H108]" table:style-name="ce2">
            <text:p>£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9</text:p>
          </table:table-cell>
          <table:table-cell office:value-type="float" office:value="44946" table:style-name="ce1">
            <text:p>4494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1" table:style-name="ce1">
            <text:p>31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108.19" table:formula="of:=[Main_sales_data.$G109]*[Main_sales_data.$H109]" table:style-name="ce2">
            <text:p>£108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3</text:p>
          </table:table-cell>
          <table:table-cell office:value-type="float" office:value="44568" table:style-name="ce1">
            <text:p>445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08.46" table:formula="of:=[Main_sales_data.$G110]*[Main_sales_data.$H110]" table:style-name="ce2">
            <text:p>£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4</text:p>
          </table:table-cell>
          <table:table-cell office:value-type="float" office:value="45050" table:style-name="ce1">
            <text:p>4505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08.46" table:formula="of:=[Main_sales_data.$G111]*[Main_sales_data.$H111]" table:style-name="ce2">
            <text:p>£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4</text:p>
          </table:table-cell>
          <table:table-cell office:value-type="float" office:value="44931" table:style-name="ce1">
            <text:p>449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3" table:style-name="ce1">
            <text:p>63</text:p>
          </table:table-cell>
          <table:table-cell office:value-type="currency" office:value="1.77" table:style-name="ce2">
            <text:p>£1.77</text:p>
          </table:table-cell>
          <table:table-cell office:value-type="currency" office:value="111.51" table:formula="of:=[Main_sales_data.$G112]*[Main_sales_data.$H112]" table:style-name="ce2">
            <text:p>£111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8</text:p>
          </table:table-cell>
          <table:table-cell office:value-type="float" office:value="44853" table:style-name="ce1">
            <text:p>4485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2" table:style-name="ce1">
            <text:p>32</text:p>
          </table:table-cell>
          <table:table-cell office:value-type="currency" office:value="3.49" table:style-name="ce2">
            <text:p>£3.49</text:p>
          </table:table-cell>
          <table:table-cell office:value-type="currency" office:value="111.68" table:formula="of:=[Main_sales_data.$G113]*[Main_sales_data.$H113]" table:style-name="ce2">
            <text:p>£111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1</text:p>
          </table:table-cell>
          <table:table-cell office:value-type="float" office:value="44952" table:style-name="ce1">
            <text:p>449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52" table:style-name="ce1">
            <text:p>52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113.36000000000001" table:formula="of:=[Main_sales_data.$G114]*[Main_sales_data.$H114]" table:style-name="ce2">
            <text:p>£113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9</text:p>
          </table:table-cell>
          <table:table-cell office:value-type="float" office:value="45095" table:style-name="ce1">
            <text:p>450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0" table:style-name="ce1">
            <text:p>40</text:p>
          </table:table-cell>
          <table:table-cell office:value-type="currency" office:value="2.84" table:style-name="ce2">
            <text:p>£2.84</text:p>
          </table:table-cell>
          <table:table-cell office:value-type="currency" office:value="113.6" table:formula="of:=[Main_sales_data.$G115]*[Main_sales_data.$H115]" table:style-name="ce2">
            <text:p>£11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7</text:p>
          </table:table-cell>
          <table:table-cell office:value-type="float" office:value="44640" table:style-name="ce1">
            <text:p>446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currency" office:value="1.68" table:style-name="ce2">
            <text:p>£1.68</text:p>
          </table:table-cell>
          <table:table-cell office:value-type="currency" office:value="114.24" table:formula="of:=[Main_sales_data.$G116]*[Main_sales_data.$H116]" table:style-name="ce2">
            <text:p>£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2</text:p>
          </table:table-cell>
          <table:table-cell office:value-type="float" office:value="44655" table:style-name="ce1">
            <text:p>446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currency" office:value="1.68" table:style-name="ce2">
            <text:p>£1.68</text:p>
          </table:table-cell>
          <table:table-cell office:value-type="currency" office:value="114.24" table:formula="of:=[Main_sales_data.$G117]*[Main_sales_data.$H117]" table:style-name="ce2">
            <text:p>£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1</text:p>
          </table:table-cell>
          <table:table-cell office:value-type="float" office:value="44712" table:style-name="ce1">
            <text:p>4471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3" table:style-name="ce1">
            <text:p>33</text:p>
          </table:table-cell>
          <table:table-cell office:value-type="currency" office:value="3.49" table:style-name="ce2">
            <text:p>£3.49</text:p>
          </table:table-cell>
          <table:table-cell office:value-type="currency" office:value="115.17" table:formula="of:=[Main_sales_data.$G118]*[Main_sales_data.$H118]" table:style-name="ce2">
            <text:p>£115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1</text:p>
          </table:table-cell>
          <table:table-cell office:value-type="float" office:value="45161" table:style-name="ce1">
            <text:p>451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1" table:style-name="ce1">
            <text:p>41</text:p>
          </table:table-cell>
          <table:table-cell office:value-type="currency" office:value="2.84" table:style-name="ce2">
            <text:p>£2.84</text:p>
          </table:table-cell>
          <table:table-cell office:value-type="currency" office:value="116.44" table:formula="of:=[Main_sales_data.$G119]*[Main_sales_data.$H119]" table:style-name="ce2">
            <text:p>£116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1</text:p>
          </table:table-cell>
          <table:table-cell office:value-type="float" office:value="44682" table:style-name="ce1">
            <text:p>446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3" table:style-name="ce1">
            <text:p>63</text:p>
          </table:table-cell>
          <table:table-cell office:value-type="currency" office:value="1.87" table:style-name="ce2">
            <text:p>£1.87</text:p>
          </table:table-cell>
          <table:table-cell office:value-type="currency" office:value="117.81" table:formula="of:=[Main_sales_data.$G120]*[Main_sales_data.$H120]" table:style-name="ce2">
            <text:p>£117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3</text:p>
          </table:table-cell>
          <table:table-cell office:value-type="float" office:value="45107" table:style-name="ce1">
            <text:p>451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4" table:style-name="ce1">
            <text:p>34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118.66" table:formula="of:=[Main_sales_data.$G121]*[Main_sales_data.$H121]" table:style-name="ce2">
            <text:p>£118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9</text:p>
          </table:table-cell>
          <table:table-cell office:value-type="float" office:value="44976" table:style-name="ce1">
            <text:p>449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8" table:style-name="ce1">
            <text:p>68</text:p>
          </table:table-cell>
          <table:table-cell office:value-type="currency" office:value="1.77" table:style-name="ce2">
            <text:p>£1.77</text:p>
          </table:table-cell>
          <table:table-cell office:value-type="currency" office:value="120.36" table:formula="of:=[Main_sales_data.$G122]*[Main_sales_data.$H122]" table:style-name="ce2">
            <text:p>£120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9</text:p>
          </table:table-cell>
          <table:table-cell office:value-type="float" office:value="44826" table:style-name="ce1">
            <text:p>4482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21.55" table:formula="of:=[Main_sales_data.$G123]*[Main_sales_data.$H123]" table:style-name="ce2">
            <text:p>£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1</text:p>
          </table:table-cell>
          <table:table-cell office:value-type="float" office:value="44922" table:style-name="ce1">
            <text:p>449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21.55" table:formula="of:=[Main_sales_data.$G124]*[Main_sales_data.$H124]" table:style-name="ce2">
            <text:p>£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3</text:p>
          </table:table-cell>
          <table:table-cell office:value-type="float" office:value="45077" table:style-name="ce1">
            <text:p>450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currency" office:value="2.84" table:style-name="ce2">
            <text:p>£2.84</text:p>
          </table:table-cell>
          <table:table-cell office:value-type="currency" office:value="124.96" table:formula="of:=[Main_sales_data.$G125]*[Main_sales_data.$H125]" table:style-name="ce2">
            <text:p>£12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4</text:p>
          </table:table-cell>
          <table:table-cell office:value-type="float" office:value="45290" table:style-name="ce1">
            <text:p>4529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currency" office:value="2.84" table:style-name="ce2">
            <text:p>£2.84</text:p>
          </table:table-cell>
          <table:table-cell office:value-type="currency" office:value="124.96" table:formula="of:=[Main_sales_data.$G126]*[Main_sales_data.$H126]" table:style-name="ce2">
            <text:p>£12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0</text:p>
          </table:table-cell>
          <table:table-cell office:value-type="float" office:value="45038" table:style-name="ce1">
            <text:p>4503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7" table:style-name="ce1">
            <text:p>67</text:p>
          </table:table-cell>
          <table:table-cell office:value-type="currency" office:value="1.87" table:style-name="ce2">
            <text:p>£1.87</text:p>
          </table:table-cell>
          <table:table-cell office:value-type="currency" office:value="125.29" table:formula="of:=[Main_sales_data.$G127]*[Main_sales_data.$H127]" table:style-name="ce2">
            <text:p>£125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4</text:p>
          </table:table-cell>
          <table:table-cell office:value-type="float" office:value="45140" table:style-name="ce1">
            <text:p>451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1" table:style-name="ce1">
            <text:p>71</text:p>
          </table:table-cell>
          <table:table-cell office:value-type="currency" office:value="1.77" table:style-name="ce2">
            <text:p>£1.77</text:p>
          </table:table-cell>
          <table:table-cell office:value-type="currency" office:value="125.67" table:formula="of:=[Main_sales_data.$G128]*[Main_sales_data.$H128]" table:style-name="ce2">
            <text:p>£125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7</text:p>
          </table:table-cell>
          <table:table-cell office:value-type="float" office:value="45089" table:style-name="ce1">
            <text:p>450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3" table:style-name="ce1">
            <text:p>73</text:p>
          </table:table-cell>
          <table:table-cell office:value-type="currency" office:value="1.77" table:style-name="ce2">
            <text:p>£1.77</text:p>
          </table:table-cell>
          <table:table-cell office:value-type="currency" office:value="129.21" table:formula="of:=[Main_sales_data.$G129]*[Main_sales_data.$H129]" table:style-name="ce2">
            <text:p>£129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6</text:p>
          </table:table-cell>
          <table:table-cell office:value-type="float" office:value="44787" table:style-name="ce1">
            <text:p>4478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0" table:style-name="ce1">
            <text:p>70</text:p>
          </table:table-cell>
          <table:table-cell office:value-type="currency" office:value="1.87" table:style-name="ce2">
            <text:p>£1.87</text:p>
          </table:table-cell>
          <table:table-cell office:value-type="currency" office:value="130.9" table:formula="of:=[Main_sales_data.$G130]*[Main_sales_data.$H130]" table:style-name="ce2">
            <text:p>£130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7</text:p>
          </table:table-cell>
          <table:table-cell office:value-type="float" office:value="44730" table:style-name="ce1">
            <text:p>447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currency" office:value="3.49" table:style-name="ce2">
            <text:p>£3.49</text:p>
          </table:table-cell>
          <table:table-cell office:value-type="currency" office:value="132.62" table:formula="of:=[Main_sales_data.$G131]*[Main_sales_data.$H131]" table:style-name="ce2">
            <text:p>£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3</text:p>
          </table:table-cell>
          <table:table-cell office:value-type="float" office:value="44838" table:style-name="ce1">
            <text:p>4483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currency" office:value="3.49" table:style-name="ce2">
            <text:p>£3.49</text:p>
          </table:table-cell>
          <table:table-cell office:value-type="currency" office:value="132.62" table:formula="of:=[Main_sales_data.$G132]*[Main_sales_data.$H132]" table:style-name="ce2">
            <text:p>£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6</text:p>
          </table:table-cell>
          <table:table-cell office:value-type="float" office:value="44727" table:style-name="ce1">
            <text:p>4472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5" table:style-name="ce1">
            <text:p>75</text:p>
          </table:table-cell>
          <table:table-cell office:value-type="currency" office:value="1.77" table:style-name="ce2">
            <text:p>£1.77</text:p>
          </table:table-cell>
          <table:table-cell office:value-type="currency" office:value="132.75" table:formula="of:=[Main_sales_data.$G133]*[Main_sales_data.$H133]" table:style-name="ce2">
            <text:p>£132.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5</text:p>
          </table:table-cell>
          <table:table-cell office:value-type="float" office:value="45203" table:style-name="ce1">
            <text:p>452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7" table:style-name="ce1">
            <text:p>47</text:p>
          </table:table-cell>
          <table:table-cell office:value-type="currency" office:value="2.84" table:style-name="ce2">
            <text:p>£2.84</text:p>
          </table:table-cell>
          <table:table-cell office:value-type="currency" office:value="133.47999999999999" table:formula="of:=[Main_sales_data.$G134]*[Main_sales_data.$H134]" table:style-name="ce2">
            <text:p>£133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2</text:p>
          </table:table-cell>
          <table:table-cell office:value-type="float" office:value="44835" table:style-name="ce1">
            <text:p>448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7" table:style-name="ce1">
            <text:p>77</text:p>
          </table:table-cell>
          <table:table-cell office:value-type="currency" office:value="1.7699999999999998" table:style-name="ce2">
            <text:p>£1.77</text:p>
          </table:table-cell>
          <table:table-cell office:value-type="currency" office:value="136.29" table:formula="of:=[Main_sales_data.$G135]*[Main_sales_data.$H135]" table:style-name="ce2">
            <text:p>£136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4</text:p>
          </table:table-cell>
          <table:table-cell office:value-type="float" office:value="44631" table:style-name="ce1">
            <text:p>446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0" table:style-name="ce1">
            <text:p>40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139.6" table:formula="of:=[Main_sales_data.$G136]*[Main_sales_data.$H136]" table:style-name="ce2">
            <text:p>£139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6</text:p>
          </table:table-cell>
          <table:table-cell office:value-type="float" office:value="44757" table:style-name="ce1">
            <text:p>4475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5" table:style-name="ce1">
            <text:p>75</text:p>
          </table:table-cell>
          <table:table-cell office:value-type="currency" office:value="1.87" table:style-name="ce2">
            <text:p>£1.87</text:p>
          </table:table-cell>
          <table:table-cell office:value-type="currency" office:value="140.25" table:formula="of:=[Main_sales_data.$G137]*[Main_sales_data.$H137]" table:style-name="ce2">
            <text:p>£140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3</text:p>
          </table:table-cell>
          <table:table-cell office:value-type="float" office:value="44718" table:style-name="ce1">
            <text:p>447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6" table:style-name="ce1">
            <text:p>76</text:p>
          </table:table-cell>
          <table:table-cell office:value-type="currency" office:value="1.87" table:style-name="ce2">
            <text:p>£1.87</text:p>
          </table:table-cell>
          <table:table-cell office:value-type="currency" office:value="142.12" table:formula="of:=[Main_sales_data.$G138]*[Main_sales_data.$H138]" table:style-name="ce2">
            <text:p>£142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7</text:p>
          </table:table-cell>
          <table:table-cell office:value-type="float" office:value="44910" table:style-name="ce1">
            <text:p>449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1" table:style-name="ce1">
            <text:p>41</text:p>
          </table:table-cell>
          <table:table-cell office:value-type="currency" office:value="3.49" table:style-name="ce2">
            <text:p>£3.49</text:p>
          </table:table-cell>
          <table:table-cell office:value-type="currency" office:value="143.09" table:formula="of:=[Main_sales_data.$G139]*[Main_sales_data.$H139]" table:style-name="ce2">
            <text:p>£143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1</text:p>
          </table:table-cell>
          <table:table-cell office:value-type="float" office:value="44742" table:style-name="ce1">
            <text:p>4474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1" table:style-name="ce1">
            <text:p>51</text:p>
          </table:table-cell>
          <table:table-cell office:value-type="currency" office:value="2.84" table:style-name="ce2">
            <text:p>£2.84</text:p>
          </table:table-cell>
          <table:table-cell office:value-type="currency" office:value="144.84" table:formula="of:=[Main_sales_data.$G140]*[Main_sales_data.$H140]" table:style-name="ce2">
            <text:p>£144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5</text:p>
          </table:table-cell>
          <table:table-cell office:value-type="float" office:value="44754" table:style-name="ce1">
            <text:p>4475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2" table:style-name="ce1">
            <text:p>42</text:p>
          </table:table-cell>
          <table:table-cell office:value-type="currency" office:value="3.49" table:style-name="ce2">
            <text:p>£3.49</text:p>
          </table:table-cell>
          <table:table-cell office:value-type="currency" office:value="146.58000000000001" table:formula="of:=[Main_sales_data.$G141]*[Main_sales_data.$H141]" table:style-name="ce2">
            <text:p>£14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1</text:p>
          </table:table-cell>
          <table:table-cell office:value-type="float" office:value="45071" table:style-name="ce1">
            <text:p>450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84" table:style-name="ce1">
            <text:p>84</text:p>
          </table:table-cell>
          <table:table-cell office:value-type="currency" office:value="1.77" table:style-name="ce2">
            <text:p>£1.77</text:p>
          </table:table-cell>
          <table:table-cell office:value-type="currency" office:value="148.68" table:formula="of:=[Main_sales_data.$G142]*[Main_sales_data.$H142]" table:style-name="ce2">
            <text:p>£148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0</text:p>
          </table:table-cell>
          <table:table-cell office:value-type="float" office:value="44799" table:style-name="ce1">
            <text:p>4479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0" table:style-name="ce1">
            <text:p>80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49.6" table:formula="of:=[Main_sales_data.$G143]*[Main_sales_data.$H143]" table:style-name="ce2">
            <text:p>£149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4</text:p>
          </table:table-cell>
          <table:table-cell office:value-type="float" office:value="44571" table:style-name="ce1">
            <text:p>445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currency" office:value="1.87" table:style-name="ce2">
            <text:p>£1.87</text:p>
          </table:table-cell>
          <table:table-cell office:value-type="currency" office:value="153.34" table:formula="of:=[Main_sales_data.$G144]*[Main_sales_data.$H144]" table:style-name="ce2">
            <text:p>£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7</text:p>
          </table:table-cell>
          <table:table-cell office:value-type="float" office:value="45059" table:style-name="ce1">
            <text:p>4505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currency" office:value="1.87" table:style-name="ce2">
            <text:p>£1.87</text:p>
          </table:table-cell>
          <table:table-cell office:value-type="currency" office:value="153.34" table:formula="of:=[Main_sales_data.$G145]*[Main_sales_data.$H145]" table:style-name="ce2">
            <text:p>£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1</text:p>
          </table:table-cell>
          <table:table-cell office:value-type="float" office:value="44622" table:style-name="ce1">
            <text:p>446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5" table:style-name="ce1">
            <text:p>85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58.94999999999999" table:formula="of:=[Main_sales_data.$G146]*[Main_sales_data.$H146]" table:style-name="ce2">
            <text:p>£158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8</text:p>
          </table:table-cell>
          <table:table-cell office:value-type="float" office:value="44763" table:style-name="ce1">
            <text:p>4476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6" table:style-name="ce1">
            <text:p>56</text:p>
          </table:table-cell>
          <table:table-cell office:value-type="currency" office:value="2.84" table:style-name="ce2">
            <text:p>£2.84</text:p>
          </table:table-cell>
          <table:table-cell office:value-type="currency" office:value="159.04" table:formula="of:=[Main_sales_data.$G147]*[Main_sales_data.$H147]" table:style-name="ce2">
            <text:p>£159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5</text:p>
          </table:table-cell>
          <table:table-cell office:value-type="float" office:value="44874" table:style-name="ce1">
            <text:p>448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currency" office:value="1.77" table:style-name="ce2">
            <text:p>£1.77</text:p>
          </table:table-cell>
          <table:table-cell office:value-type="currency" office:value="159.30000000000001" table:formula="of:=[Main_sales_data.$G148]*[Main_sales_data.$H148]" table:style-name="ce2">
            <text:p>£15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6</text:p>
          </table:table-cell>
          <table:table-cell office:value-type="float" office:value="45026" table:style-name="ce1">
            <text:p>4502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currency" office:value="1.77" table:style-name="ce2">
            <text:p>£1.77</text:p>
          </table:table-cell>
          <table:table-cell office:value-type="currency" office:value="159.30000000000001" table:formula="of:=[Main_sales_data.$G149]*[Main_sales_data.$H149]" table:style-name="ce2">
            <text:p>£15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2</text:p>
          </table:table-cell>
          <table:table-cell office:value-type="float" office:value="44865" table:style-name="ce1">
            <text:p>448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6" table:style-name="ce1">
            <text:p>46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160.54" table:formula="of:=[Main_sales_data.$G150]*[Main_sales_data.$H150]" table:style-name="ce2">
            <text:p>£16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5</text:p>
          </table:table-cell>
          <table:table-cell office:value-type="float" office:value="44634" table:style-name="ce1">
            <text:p>446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6" table:style-name="ce1">
            <text:p>86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160.82" table:formula="of:=[Main_sales_data.$G151]*[Main_sales_data.$H151]" table:style-name="ce2">
            <text:p>£160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3</text:p>
          </table:table-cell>
          <table:table-cell office:value-type="float" office:value="44658" table:style-name="ce1">
            <text:p>446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1" table:style-name="ce1">
            <text:p>91</text:p>
          </table:table-cell>
          <table:table-cell office:value-type="currency" office:value="1.77" table:style-name="ce2">
            <text:p>£1.77</text:p>
          </table:table-cell>
          <table:table-cell office:value-type="currency" office:value="161.07" table:formula="of:=[Main_sales_data.$G152]*[Main_sales_data.$H152]" table:style-name="ce2">
            <text:p>£161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2</text:p>
          </table:table-cell>
          <table:table-cell office:value-type="float" office:value="44895" table:style-name="ce1">
            <text:p>448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2" table:style-name="ce1">
            <text:p>92</text:p>
          </table:table-cell>
          <table:table-cell office:value-type="currency" office:value="1.77" table:style-name="ce2">
            <text:p>£1.77</text:p>
          </table:table-cell>
          <table:table-cell office:value-type="currency" office:value="162.84" table:formula="of:=[Main_sales_data.$G153]*[Main_sales_data.$H153]" table:style-name="ce2">
            <text:p>£16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7</text:p>
          </table:table-cell>
          <table:table-cell office:value-type="float" office:value="44999" table:style-name="ce1">
            <text:p>4499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3" table:style-name="ce1">
            <text:p>93</text:p>
          </table:table-cell>
          <table:table-cell office:value-type="currency" office:value="1.7700000000000002" table:style-name="ce2">
            <text:p>£1.77</text:p>
          </table:table-cell>
          <table:table-cell office:value-type="currency" office:value="164.61" table:formula="of:=[Main_sales_data.$G154]*[Main_sales_data.$H154]" table:style-name="ce2">
            <text:p>£164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3</text:p>
          </table:table-cell>
          <table:table-cell office:value-type="float" office:value="45047" table:style-name="ce1">
            <text:p>4504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77" table:style-name="ce1">
            <text:p>77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167.86" table:formula="of:=[Main_sales_data.$G155]*[Main_sales_data.$H155]" table:style-name="ce2">
            <text:p>£167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5</text:p>
          </table:table-cell>
          <table:table-cell office:value-type="float" office:value="45113" table:style-name="ce1">
            <text:p>451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0" table:style-name="ce1">
            <text:p>60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170.4" table:formula="of:=[Main_sales_data.$G156]*[Main_sales_data.$H156]" table:style-name="ce2">
            <text:p>£170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1</text:p>
          </table:table-cell>
          <table:table-cell office:value-type="float" office:value="44832" table:style-name="ce1">
            <text:p>448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1" table:style-name="ce1">
            <text:p>81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176.58" table:formula="of:=[Main_sales_data.$G157]*[Main_sales_data.$H157]" table:style-name="ce2">
            <text:p>£17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9</text:p>
          </table:table-cell>
          <table:table-cell office:value-type="float" office:value="44586" table:style-name="ce1">
            <text:p>445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0" table:style-name="ce1">
            <text:p>100</text:p>
          </table:table-cell>
          <table:table-cell office:value-type="currency" office:value="1.77" table:style-name="ce2">
            <text:p>£1.77</text:p>
          </table:table-cell>
          <table:table-cell office:value-type="currency" office:value="177" table:formula="of:=[Main_sales_data.$G158]*[Main_sales_data.$H158]" table:style-name="ce2">
            <text:p>£177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9</text:p>
          </table:table-cell>
          <table:table-cell office:value-type="float" office:value="45275" table:style-name="ce1">
            <text:p>4527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96" table:style-name="ce1">
            <text:p>96</text:p>
          </table:table-cell>
          <table:table-cell office:value-type="currency" office:value="1.87" table:style-name="ce2">
            <text:p>£1.87</text:p>
          </table:table-cell>
          <table:table-cell office:value-type="currency" office:value="179.52" table:formula="of:=[Main_sales_data.$G159]*[Main_sales_data.$H159]" table:style-name="ce2">
            <text:p>£179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8</text:p>
          </table:table-cell>
          <table:table-cell office:value-type="float" office:value="44943" table:style-name="ce1">
            <text:p>4494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2" table:style-name="ce1">
            <text:p>102</text:p>
          </table:table-cell>
          <table:table-cell office:value-type="currency" office:value="1.77" table:style-name="ce2">
            <text:p>£1.77</text:p>
          </table:table-cell>
          <table:table-cell office:value-type="currency" office:value="180.54" table:formula="of:=[Main_sales_data.$G160]*[Main_sales_data.$H160]" table:style-name="ce2">
            <text:p>£18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9</text:p>
          </table:table-cell>
          <table:table-cell office:value-type="float" office:value="45005" table:style-name="ce1">
            <text:p>4500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3" table:style-name="ce1">
            <text:p>103</text:p>
          </table:table-cell>
          <table:table-cell office:value-type="currency" office:value="1.77" table:style-name="ce2">
            <text:p>£1.77</text:p>
          </table:table-cell>
          <table:table-cell office:value-type="currency" office:value="182.31" table:formula="of:=[Main_sales_data.$G161]*[Main_sales_data.$H161]" table:style-name="ce2">
            <text:p>£182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2</text:p>
          </table:table-cell>
          <table:table-cell office:value-type="float" office:value="45014" table:style-name="ce1">
            <text:p>450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5" table:style-name="ce1">
            <text:p>65</text:p>
          </table:table-cell>
          <table:table-cell office:value-type="currency" office:value="2.84" table:style-name="ce2">
            <text:p>£2.84</text:p>
          </table:table-cell>
          <table:table-cell office:value-type="currency" office:value="184.6" table:formula="of:=[Main_sales_data.$G162]*[Main_sales_data.$H162]" table:style-name="ce2">
            <text:p>£184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9</text:p>
          </table:table-cell>
          <table:table-cell office:value-type="float" office:value="45215" table:style-name="ce1">
            <text:p>4521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7" table:style-name="ce1">
            <text:p>87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189.66000000000003" table:formula="of:=[Main_sales_data.$G163]*[Main_sales_data.$H163]" table:style-name="ce2">
            <text:p>£189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5</text:p>
          </table:table-cell>
          <table:table-cell office:value-type="float" office:value="44844" table:style-name="ce1">
            <text:p>4484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14" table:style-name="ce1">
            <text:p>114</text:p>
          </table:table-cell>
          <table:table-cell office:value-type="currency" office:value="1.6800000000000002" table:style-name="ce2">
            <text:p>£1.68</text:p>
          </table:table-cell>
          <table:table-cell office:value-type="currency" office:value="191.52" table:formula="of:=[Main_sales_data.$G164]*[Main_sales_data.$H164]" table:style-name="ce2">
            <text:p>£191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8</text:p>
          </table:table-cell>
          <table:table-cell office:value-type="float" office:value="44793" table:style-name="ce1">
            <text:p>4479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9" table:style-name="ce1">
            <text:p>109</text:p>
          </table:table-cell>
          <table:table-cell office:value-type="currency" office:value="1.77" table:style-name="ce2">
            <text:p>£1.77</text:p>
          </table:table-cell>
          <table:table-cell office:value-type="currency" office:value="192.93" table:formula="of:=[Main_sales_data.$G165]*[Main_sales_data.$H165]" table:style-name="ce2">
            <text:p>£19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3</text:p>
          </table:table-cell>
          <table:table-cell office:value-type="float" office:value="44778" table:style-name="ce1">
            <text:p>4477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107" table:style-name="ce1">
            <text:p>107</text:p>
          </table:table-cell>
          <table:table-cell office:value-type="currency" office:value="1.87" table:style-name="ce2">
            <text:p>£1.87</text:p>
          </table:table-cell>
          <table:table-cell office:value-type="currency" office:value="200.09" table:formula="of:=[Main_sales_data.$G166]*[Main_sales_data.$H166]" table:style-name="ce2">
            <text:p>£200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3</text:p>
          </table:table-cell>
          <table:table-cell office:value-type="float" office:value="45017" table:style-name="ce1">
            <text:p>4501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18" table:style-name="ce1">
            <text:p>118</text:p>
          </table:table-cell>
          <table:table-cell office:value-type="currency" office:value="1.77" table:style-name="ce2">
            <text:p>£1.77</text:p>
          </table:table-cell>
          <table:table-cell office:value-type="currency" office:value="208.86" table:formula="of:=[Main_sales_data.$G167]*[Main_sales_data.$H167]" table:style-name="ce2">
            <text:p>£20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2</text:p>
          </table:table-cell>
          <table:table-cell office:value-type="float" office:value="44805" table:style-name="ce1">
            <text:p>4480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4" table:style-name="ce1">
            <text:p>74</text:p>
          </table:table-cell>
          <table:table-cell office:value-type="currency" office:value="2.84" table:style-name="ce2">
            <text:p>£2.84</text:p>
          </table:table-cell>
          <table:table-cell office:value-type="currency" office:value="210.16" table:formula="of:=[Main_sales_data.$G168]*[Main_sales_data.$H168]" table:style-name="ce2">
            <text:p>£210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7</text:p>
          </table:table-cell>
          <table:table-cell office:value-type="float" office:value="45179" table:style-name="ce1">
            <text:p>4517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9" table:style-name="ce1">
            <text:p>79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224.36" table:formula="of:=[Main_sales_data.$G169]*[Main_sales_data.$H169]" table:style-name="ce2">
            <text:p>£224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6</text:p>
          </table:table-cell>
          <table:table-cell office:value-type="float" office:value="44877" table:style-name="ce1">
            <text:p>448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03" table:style-name="ce1">
            <text:p>103</text:p>
          </table:table-cell>
          <table:table-cell office:value-type="currency" office:value="2.1799999999999997" table:style-name="ce2">
            <text:p>£2.18</text:p>
          </table:table-cell>
          <table:table-cell office:value-type="currency" office:value="224.53999999999996" table:formula="of:=[Main_sales_data.$G170]*[Main_sales_data.$H170]" table:style-name="ce2">
            <text:p>£224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7</text:p>
          </table:table-cell>
          <table:table-cell office:value-type="float" office:value="44670" table:style-name="ce1">
            <text:p>446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34" table:style-name="ce1">
            <text:p>134</text:p>
          </table:table-cell>
          <table:table-cell office:value-type="currency" office:value="1.68" table:style-name="ce2">
            <text:p>£1.68</text:p>
          </table:table-cell>
          <table:table-cell office:value-type="currency" office:value="225.12" table:formula="of:=[Main_sales_data.$G171]*[Main_sales_data.$H171]" table:style-name="ce2">
            <text:p>£225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7</text:p>
          </table:table-cell>
          <table:table-cell office:value-type="float" office:value="44940" table:style-name="ce1">
            <text:p>4494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80" table:style-name="ce1">
            <text:p>80</text:p>
          </table:table-cell>
          <table:table-cell office:value-type="currency" office:value="2.84" table:style-name="ce2">
            <text:p>£2.84</text:p>
          </table:table-cell>
          <table:table-cell office:value-type="currency" office:value="227.2" table:formula="of:=[Main_sales_data.$G172]*[Main_sales_data.$H172]" table:style-name="ce2">
            <text:p>£22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7</text:p>
          </table:table-cell>
          <table:table-cell office:value-type="float" office:value="44820" table:style-name="ce1">
            <text:p>4482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3" table:style-name="ce1">
            <text:p>133</text:p>
          </table:table-cell>
          <table:table-cell office:value-type="currency" office:value="1.77" table:style-name="ce2">
            <text:p>£1.77</text:p>
          </table:table-cell>
          <table:table-cell office:value-type="currency" office:value="235.41" table:formula="of:=[Main_sales_data.$G173]*[Main_sales_data.$H173]" table:style-name="ce2">
            <text:p>£235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8</text:p>
          </table:table-cell>
          <table:table-cell office:value-type="float" office:value="44823" table:style-name="ce1">
            <text:p>448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10" table:style-name="ce1">
            <text:p>110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239.8" table:formula="of:=[Main_sales_data.$G174]*[Main_sales_data.$H174]" table:style-name="ce2">
            <text:p>£23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8</text:p>
          </table:table-cell>
          <table:table-cell office:value-type="float" office:value="45242" table:style-name="ce1">
            <text:p>4524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7" table:style-name="ce1">
            <text:p>137</text:p>
          </table:table-cell>
          <table:table-cell office:value-type="currency" office:value="1.77" table:style-name="ce2">
            <text:p>£1.77</text:p>
          </table:table-cell>
          <table:table-cell office:value-type="currency" office:value="242.49" table:formula="of:=[Main_sales_data.$G175]*[Main_sales_data.$H175]" table:style-name="ce2">
            <text:p>£242.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7</text:p>
          </table:table-cell>
          <table:table-cell office:value-type="float" office:value="44850" table:style-name="ce1">
            <text:p>4485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1" table:style-name="ce1">
            <text:p>141</text:p>
          </table:table-cell>
          <table:table-cell office:value-type="currency" office:value="1.77" table:style-name="ce2">
            <text:p>£1.77</text:p>
          </table:table-cell>
          <table:table-cell office:value-type="currency" office:value="249.57" table:formula="of:=[Main_sales_data.$G176]*[Main_sales_data.$H176]" table:style-name="ce2">
            <text:p>£249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5</text:p>
          </table:table-cell>
          <table:table-cell office:value-type="float" office:value="44814" table:style-name="ce1">
            <text:p>448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3" table:style-name="ce1">
            <text:p>143</text:p>
          </table:table-cell>
          <table:table-cell office:value-type="currency" office:value="1.77" table:style-name="ce2">
            <text:p>£1.77</text:p>
          </table:table-cell>
          <table:table-cell office:value-type="currency" office:value="253.11" table:formula="of:=[Main_sales_data.$G177]*[Main_sales_data.$H177]" table:style-name="ce2">
            <text:p>£25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9</text:p>
          </table:table-cell>
          <table:table-cell office:value-type="float" office:value="44886" table:style-name="ce1">
            <text:p>448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97" table:style-name="ce1">
            <text:p>97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275.48" table:formula="of:=[Main_sales_data.$G178]*[Main_sales_data.$H178]" table:style-name="ce2">
            <text:p>£275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6</text:p>
          </table:table-cell>
          <table:table-cell office:value-type="float" office:value="45266" table:style-name="ce1">
            <text:p>4526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00" table:style-name="ce1">
            <text:p>100</text:p>
          </table:table-cell>
          <table:table-cell office:value-type="currency" office:value="2.84" table:style-name="ce2">
            <text:p>£2.84</text:p>
          </table:table-cell>
          <table:table-cell office:value-type="currency" office:value="284" table:formula="of:=[Main_sales_data.$G179]*[Main_sales_data.$H179]" table:style-name="ce2">
            <text:p>£284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3</text:p>
          </table:table-cell>
          <table:table-cell office:value-type="float" office:value="45167" table:style-name="ce1">
            <text:p>451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6" table:style-name="ce1">
            <text:p>136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296.48" table:formula="of:=[Main_sales_data.$G180]*[Main_sales_data.$H180]" table:style-name="ce2">
            <text:p>£296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3</text:p>
          </table:table-cell>
          <table:table-cell office:value-type="float" office:value="44898" table:style-name="ce1">
            <text:p>448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9" table:style-name="ce1">
            <text:p>139</text:p>
          </table:table-cell>
          <table:table-cell office:value-type="currency" office:value="2.1799999999999997" table:style-name="ce2">
            <text:p>£2.18</text:p>
          </table:table-cell>
          <table:table-cell office:value-type="currency" office:value="303.02" table:formula="of:=[Main_sales_data.$G181]*[Main_sales_data.$H181]" table:style-name="ce2">
            <text:p>£303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2</text:p>
          </table:table-cell>
          <table:table-cell office:value-type="float" office:value="44565" table:style-name="ce1">
            <text:p>445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87" table:style-name="ce1">
            <text:p>87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303.63" table:formula="of:=[Main_sales_data.$G182]*[Main_sales_data.$H182]" table:style-name="ce2">
            <text:p>£303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9</text:p>
          </table:table-cell>
          <table:table-cell office:value-type="float" office:value="45245" table:style-name="ce1">
            <text:p>4524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46" table:style-name="ce1">
            <text:p>146</text:p>
          </table:table-cell>
          <table:table-cell office:value-type="currency" office:value="2.1799999999999997" table:style-name="ce2">
            <text:p>£2.18</text:p>
          </table:table-cell>
          <table:table-cell office:value-type="currency" office:value="318.27999999999997" table:formula="of:=[Main_sales_data.$G183]*[Main_sales_data.$H183]" table:style-name="ce2">
            <text:p>£318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5</text:p>
          </table:table-cell>
          <table:table-cell office:value-type="float" office:value="45083" table:style-name="ce1">
            <text:p>4508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0" table:style-name="ce1">
            <text:p>120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340.8" table:formula="of:=[Main_sales_data.$G184]*[Main_sales_data.$H184]" table:style-name="ce2">
            <text:p>£340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8</text:p>
          </table:table-cell>
          <table:table-cell office:value-type="float" office:value="44613" table:style-name="ce1">
            <text:p>4461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currency" office:value="2.84" table:style-name="ce2">
            <text:p>£2.84</text:p>
          </table:table-cell>
          <table:table-cell office:value-type="currency" office:value="349.32" table:formula="of:=[Main_sales_data.$G185]*[Main_sales_data.$H185]" table:style-name="ce2">
            <text:p>£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5</text:p>
          </table:table-cell>
          <table:table-cell office:value-type="float" office:value="45023" table:style-name="ce1">
            <text:p>450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currency" office:value="2.84" table:style-name="ce2">
            <text:p>£2.84</text:p>
          </table:table-cell>
          <table:table-cell office:value-type="currency" office:value="349.32" table:formula="of:=[Main_sales_data.$G186]*[Main_sales_data.$H186]" table:style-name="ce2">
            <text:p>£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7</text:p>
          </table:table-cell>
          <table:table-cell office:value-type="float" office:value="45239" table:style-name="ce1">
            <text:p>4523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4" table:style-name="ce1">
            <text:p>124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352.16" table:formula="of:=[Main_sales_data.$G187]*[Main_sales_data.$H187]" table:style-name="ce2">
            <text:p>£35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2</text:p>
          </table:table-cell>
          <table:table-cell office:value-type="float" office:value="45044" table:style-name="ce1">
            <text:p>4504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9" table:style-name="ce1">
            <text:p>129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366.36" table:formula="of:=[Main_sales_data.$G188]*[Main_sales_data.$H188]" table:style-name="ce2">
            <text:p>£366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6</text:p>
          </table:table-cell>
          <table:table-cell office:value-type="float" office:value="45206" table:style-name="ce1">
            <text:p>452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75" table:style-name="ce1">
            <text:p>175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381.5" table:formula="of:=[Main_sales_data.$G189]*[Main_sales_data.$H189]" table:style-name="ce2">
            <text:p>£381.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2</text:p>
          </table:table-cell>
          <table:table-cell office:value-type="float" office:value="44775" table:style-name="ce1">
            <text:p>4477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7" table:style-name="ce1">
            <text:p>137</text:p>
          </table:table-cell>
          <table:table-cell office:value-type="currency" office:value="2.84" table:style-name="ce2">
            <text:p>£2.84</text:p>
          </table:table-cell>
          <table:table-cell office:value-type="currency" office:value="389.08" table:formula="of:=[Main_sales_data.$G190]*[Main_sales_data.$H190]" table:style-name="ce2">
            <text:p>£389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3</text:p>
          </table:table-cell>
          <table:table-cell office:value-type="float" office:value="44688" table:style-name="ce1">
            <text:p>4468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8" table:style-name="ce1">
            <text:p>138</text:p>
          </table:table-cell>
          <table:table-cell office:value-type="currency" office:value="2.8400000000000003" table:style-name="ce2">
            <text:p>£2.84</text:p>
          </table:table-cell>
          <table:table-cell office:value-type="currency" office:value="391.92" table:formula="of:=[Main_sales_data.$G191]*[Main_sales_data.$H191]" table:style-name="ce2">
            <text:p>£391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3</text:p>
          </table:table-cell>
          <table:table-cell office:value-type="float" office:value="45257" table:style-name="ce1">
            <text:p>4525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11" table:style-name="ce1">
            <text:p>211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394.57" table:formula="of:=[Main_sales_data.$G192]*[Main_sales_data.$H192]" table:style-name="ce2">
            <text:p>£394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2</text:p>
          </table:table-cell>
          <table:table-cell office:value-type="float" office:value="44985" table:style-name="ce1">
            <text:p>4498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2" table:style-name="ce1">
            <text:p>232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433.84" table:formula="of:=[Main_sales_data.$G193]*[Main_sales_data.$H193]" table:style-name="ce2">
            <text:p>£433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1</text:p>
          </table:table-cell>
          <table:table-cell office:value-type="float" office:value="45281" table:style-name="ce1">
            <text:p>452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5" table:style-name="ce1">
            <text:p>245</text:p>
          </table:table-cell>
          <table:table-cell office:value-type="currency" office:value="1.8699999999999999" table:style-name="ce2">
            <text:p>£1.87</text:p>
          </table:table-cell>
          <table:table-cell office:value-type="currency" office:value="458.15" table:formula="of:=[Main_sales_data.$G194]*[Main_sales_data.$H194]" table:style-name="ce2">
            <text:p>£458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6</text:p>
          </table:table-cell>
          <table:table-cell office:value-type="float" office:value="44847" table:style-name="ce1">
            <text:p>4484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24" table:style-name="ce1">
            <text:p>224</text:p>
          </table:table-cell>
          <table:table-cell office:value-type="currency" office:value="2.1800000000000002" table:style-name="ce2">
            <text:p>£2.18</text:p>
          </table:table-cell>
          <table:table-cell office:value-type="currency" office:value="488.32000000000005" table:formula="of:=[Main_sales_data.$G195]*[Main_sales_data.$H195]" table:style-name="ce2">
            <text:p>£488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7</text:p>
          </table:table-cell>
          <table:table-cell office:value-type="float" office:value="44580" table:style-name="ce1">
            <text:p>4458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149" table:style-name="ce1">
            <text:p>149</text:p>
          </table:table-cell>
          <table:table-cell office:value-type="currency" office:value="3.4899999999999998" table:style-name="ce2">
            <text:p>£3.49</text:p>
          </table:table-cell>
          <table:table-cell office:value-type="currency" office:value="520.01" table:formula="of:=[Main_sales_data.$G196]*[Main_sales_data.$H196]" table:style-name="ce2">
            <text:p>£52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2</text:p>
          </table:table-cell>
          <table:table-cell office:value-type="float" office:value="44715" table:style-name="ce1">
            <text:p>4471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88" table:style-name="ce1">
            <text:p>288</text:p>
          </table:table-cell>
          <table:table-cell office:value-type="currency" office:value="2.84" table:style-name="ce2">
            <text:p>£2.84</text:p>
          </table:table-cell>
          <table:table-cell office:value-type="currency" office:value="817.92" table:formula="of:=[Main_sales_data.$G197]*[Main_sales_data.$H197]" table:style-name="ce2">
            <text:p>£817.92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named-expressions>
        <table:named-expression table:name="Slicer_Category" table:expression="of:=&quot;&quot;" table:base-cell-address="Dashboard.$A$1"/>
        <table:named-expression table:name="Slicer_Category1" table:expression="of:=&quot;&quot;" table:base-cell-address="Dashboard.$A$1"/>
        <table:named-expression table:name="Slicer_City" table:expression="of:=&quot;&quot;" table:base-cell-address="Dashboard.$A$1"/>
        <table:named-expression table:name="Slicer_Flavor_type" table:expression="of:=&quot;&quot;" table:base-cell-address="Dashboard.$A$1"/>
        <table:named-expression table:name="Slicer_Flavor_type1" table:expression="of:=&quot;&quot;" table:base-cell-address="Dashboard.$A$1"/>
        <table:named-expression table:name="Slicer_Region" table:expression="of:=&quot;&quot;" table:base-cell-address="Dashboard.$A$1"/>
      </table:named-expressions>
      <table:database-ranges>
        <table:database-range table:target-range-address="Main_sales_data.A1:Main_sales_data.I197" table:name="Table2" table:display-filter-buttons="true">
          <table:sort>
            <table:sort-by table:field-number="8"/>
          </table:sort>
        </table:database-range>
      </table:database-ranges>
      <table:data-pilot-tables>
        <table:data-pilot-table table:name="PivotTable2" table:target-range-address="Revenue_by_City_and_Flavor_Type.A3:Revenue_by_City_and_Flavor_Type.J9" table:show-filter-button="false" table:buttons="Revenue_by_City_and_Flavor_Type.A4 Revenue_by_City_and_Flavor_Type.B3">
          <table:source-cell-range table:cell-range-address="Main_sales_data.A1:Main_sales_data.I197"/>
          <table:data-pilot-field table:source-field-name="Flavor typ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otal Pric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otal Pric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Revenue_by_City_and_Unit_Price.A3:Revenue_by_City_and_Unit_Price.D9" table:show-filter-button="false" table:buttons="Revenue_by_City_and_Unit_Price.A4 Revenue_by_City_and_Unit_Price.B3">
          <table:source-cell-range table:cell-range-address="Main_sales_data.A1:Main_sales_data.I197"/>
          <table:data-pilot-field table:source-field-name="Reg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ars" table:display="true" table:show-details="false"/>
                <table:data-pilot-member table:name="Cookies" table:display="true" table:show-details="false"/>
                <table:data-pilot-member table:name="Crackers" table:display="true" table:show-details="false"/>
                <table:data-pilot-member table:name="Snacks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otal 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lavor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it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>
      <number:currency-symbol>£</number:currency-symbol>
      <number:number number:decimal-places="2" number:min-decimal-places="2" number:min-integer-digits="1" number:grouping="true"/>
    </number:currency-style>
    <number:currency-style style:name="N40">
      <number:currency-symbol>£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meta:initial-creator>Davidseihakbot Dy</meta:initial-creator>
    <dc:creator>Davidseihakbot Dy</dc:creator>
    <meta:creation-date>2024-08-12T10:28:39Z</meta:creation-date>
    <dc:date>2024-08-12T12:35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£</number:currency-symbol>
      <number:number number:decimal-places="0" number:min-decimal-places="0" number:min-integer-digits="1" number:grouping="true"/>
    </number:currency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3.5pt" svg:width="428.5pt" chart:style-name="Crt0">
        <chart:title chart:style-name="CT00">
          <text:p text:style-name="a0" text:class-names="" text:cond-style-name="">Revenue by City &amp; Flavor type</text:p>
        </chart:title>
        <chart:legend style:legend-expansion="custom" style:legend-expansion-aspect-ratio="0.52549121849249236" svg:width="70.94181102362205pt" svg:height="135.0009448818898pt" svg:x="344.0596062992126pt" svg:y="32.54535433070866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series chart:label-cell-address="local-table.$E$1" chart:values-cell-range-address="local-table.$E$2:.$E$5" chart:class="chart:bar" chart:attached-axis="primary-y" chart:style-name="G0S3">
            <chart:data-label chart:style-name="DL03"/>
            <chart:data-point chart:repeated="4"/>
          </chart:series>
          <chart:series chart:label-cell-address="local-table.$F$1" chart:values-cell-range-address="local-table.$F$2:.$F$5" chart:class="chart:bar" chart:attached-axis="primary-y" chart:style-name="G0S4">
            <chart:data-label chart:style-name="DL04"/>
            <chart:data-point chart:repeated="4"/>
          </chart:series>
          <chart:series chart:label-cell-address="local-table.$G$1" chart:values-cell-range-address="local-table.$G$2:.$G$5" chart:class="chart:bar" chart:attached-axis="primary-y" chart:style-name="G0S5">
            <chart:data-label chart:style-name="DL05"/>
            <chart:data-point chart:repeated="4"/>
          </chart:series>
          <chart:series chart:label-cell-address="local-table.$H$1" chart:values-cell-range-address="local-table.$H$2:.$H$5" chart:class="chart:bar" chart:attached-axis="primary-y" chart:style-name="G0S6">
            <chart:data-label chart:style-name="DL06"/>
            <chart:data-point chart:repeated="4"/>
          </chart:series>
          <chart:series chart:label-cell-address="local-table.$I$1" chart:values-cell-range-address="local-table.$I$2:.$I$5" chart:class="chart:bar" chart:attached-axis="primary-y" chart:style-name="G0S7">
            <chart:data-label chart:style-name="DL07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Oatmeal Raisin</text:p>
              </table:table-cell>
              <table:table-cell office:value-type="string">
                <text:p>Carrot</text:p>
              </table:table-cell>
              <table:table-cell office:value-type="string">
                <text:p>Chocolate Chip</text:p>
              </table:table-cell>
              <table:table-cell office:value-type="string">
                <text:p>Arrowroot</text:p>
              </table:table-cell>
              <table:table-cell office:value-type="string">
                <text:p>Whole Wheat</text:p>
              </table:table-cell>
              <table:table-cell office:value-type="string">
                <text:p>Potato Chips</text:p>
              </table:table-cell>
              <table:table-cell office:value-type="string">
                <text:p>Pretzels</text:p>
              </table:table-cell>
              <table:table-cell office:value-type="string">
                <text:p>Banana</text:p>
              </table:table-cell>
            </table:table-row>
          </table:table-header-rows>
          <table:table-row>
            <table:table-cell office:value-type="string">
              <text:p>Boston</text:p>
            </table:table-cell>
            <table:table-cell office:value-type="float" office:value="2814.44"/>
            <table:table-cell office:value-type="float" office:value="2026.6499999999996"/>
            <table:table-cell office:value-type="float" office:value="1200.54"/>
            <table:table-cell office:value-type="float" office:value="1615.3800000000003"/>
            <table:table-cell office:value-type="float" office:value="2436.0199999999995"/>
            <table:table-cell office:value-type="float" office:value="344.4"/>
            <table:table-cell office:value-type="float" office:value="409.5"/>
            <table:table-cell office:value-type="float" office:value="118.03999999999999"/>
          </table:table-row>
          <table:table-row>
            <table:table-cell office:value-type="string">
              <text:p>New York</text:p>
            </table:table-cell>
            <table:table-cell office:value-type="float" office:value="1022.4"/>
            <table:table-cell office:value-type="float" office:value="1915.1399999999996"/>
            <table:table-cell office:value-type="float" office:value="878.90000000000009"/>
            <table:table-cell office:value-type="float" office:value="1508.56"/>
            <table:table-cell office:value-type="float" office:value="492.09"/>
            <table:table-cell office:value-type="float" office:value="494.25"/>
            <table:table-cell/>
            <table:table-cell/>
          </table:table-row>
          <table:table-row>
            <table:table-cell office:value-type="string">
              <text:p>Los Angeles</text:p>
            </table:table-cell>
            <table:table-cell office:value-type="float" office:value="2076.04"/>
            <table:table-cell office:value-type="float" office:value="1692.1200000000001"/>
            <table:table-cell office:value-type="float" office:value="1365.1000000000001"/>
            <table:table-cell office:value-type="float" office:value="276.86"/>
            <table:table-cell office:value-type="float" office:value="146.58000000000001"/>
            <table:table-cell office:value-type="float" office:value="609.84"/>
            <table:table-cell/>
            <table:table-cell/>
          </table:table-row>
          <table:table-row>
            <table:table-cell office:value-type="string">
              <text:p>San Diego</text:p>
            </table:table-cell>
            <table:table-cell office:value-type="float" office:value="573.68000000000006"/>
            <table:table-cell office:value-type="float" office:value="748.71000000000015"/>
            <table:table-cell office:value-type="float" office:value="927.5200000000001"/>
            <table:table-cell office:value-type="float" office:value="527.55999999999995"/>
            <table:table-cell office:value-type="float" office:value="167.51999999999998"/>
            <table:table-cell office:value-type="float" office:value="168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3.0pt" svg:width="310.0pt" chart:style-name="Crt0">
        <chart:title chart:style-name="CT00">
          <text:p text:style-name="a0" text:class-names="" text:cond-style-name="">Revenue by Region and Category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line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label chart:style-name="DL01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ast</text:p>
              </table:table-cell>
              <table:table-cell office:value-type="string">
                <text:p>West</text:p>
              </table:table-cell>
            </table:table-row>
          </table:table-header-rows>
          <table:table-row>
            <table:table-cell office:value-type="string">
              <text:p>Bars</text:p>
            </table:table-cell>
            <table:table-cell office:value-type="float" office:value="4059.8300000000008"/>
            <table:table-cell office:value-type="float" office:value="2440.83"/>
          </table:table-row>
          <table:table-row>
            <table:table-cell office:value-type="string">
              <text:p>Cookies</text:p>
            </table:table-cell>
            <table:table-cell office:value-type="float" office:value="9040.2199999999975"/>
            <table:table-cell office:value-type="float" office:value="5746.76"/>
          </table:table-row>
          <table:table-row>
            <table:table-cell office:value-type="string">
              <text:p>Crackers</text:p>
            </table:table-cell>
            <table:table-cell office:value-type="float" office:value="2928.1100000000006"/>
            <table:table-cell office:value-type="float" office:value="314.10000000000002"/>
          </table:table-row>
          <table:table-row>
            <table:table-cell office:value-type="string">
              <text:p>Snacks</text:p>
            </table:table-cell>
            <table:table-cell office:value-type="float" office:value="1248.1500000000001"/>
            <table:table-cell office:value-type="float" office:value="777.84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£</number:currency-symbol>
      <number:number number:decimal-places="0" number:min-decimal-places="0" number:min-integer-digits="1" number:grouping="true"/>
    </number:currency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Revenue by City and Flavor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series chart:label-cell-address="local-table.$E$1" chart:values-cell-range-address="local-table.$E$2:.$E$5" chart:class="chart:bar" chart:attached-axis="primary-y" chart:style-name="G0S3">
            <chart:data-label chart:style-name="DL03"/>
            <chart:data-point chart:repeated="4"/>
          </chart:series>
          <chart:series chart:label-cell-address="local-table.$F$1" chart:values-cell-range-address="local-table.$F$2:.$F$5" chart:class="chart:bar" chart:attached-axis="primary-y" chart:style-name="G0S4">
            <chart:data-label chart:style-name="DL04"/>
            <chart:data-point chart:repeated="4"/>
          </chart:series>
          <chart:series chart:label-cell-address="local-table.$G$1" chart:values-cell-range-address="local-table.$G$2:.$G$5" chart:class="chart:bar" chart:attached-axis="primary-y" chart:style-name="G0S5">
            <chart:data-label chart:style-name="DL05"/>
            <chart:data-point chart:repeated="4"/>
          </chart:series>
          <chart:series chart:label-cell-address="local-table.$H$1" chart:values-cell-range-address="local-table.$H$2:.$H$5" chart:class="chart:bar" chart:attached-axis="primary-y" chart:style-name="G0S6">
            <chart:data-label chart:style-name="DL06"/>
            <chart:data-point chart:repeated="4"/>
          </chart:series>
          <chart:series chart:label-cell-address="local-table.$I$1" chart:values-cell-range-address="local-table.$I$2:.$I$5" chart:class="chart:bar" chart:attached-axis="primary-y" chart:style-name="G0S7">
            <chart:data-label chart:style-name="DL07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Oatmeal Raisin</text:p>
              </table:table-cell>
              <table:table-cell office:value-type="string">
                <text:p>Carrot</text:p>
              </table:table-cell>
              <table:table-cell office:value-type="string">
                <text:p>Chocolate Chip</text:p>
              </table:table-cell>
              <table:table-cell office:value-type="string">
                <text:p>Arrowroot</text:p>
              </table:table-cell>
              <table:table-cell office:value-type="string">
                <text:p>Whole Wheat</text:p>
              </table:table-cell>
              <table:table-cell office:value-type="string">
                <text:p>Potato Chips</text:p>
              </table:table-cell>
              <table:table-cell office:value-type="string">
                <text:p>Pretzels</text:p>
              </table:table-cell>
              <table:table-cell office:value-type="string">
                <text:p>Banana</text:p>
              </table:table-cell>
            </table:table-row>
          </table:table-header-rows>
          <table:table-row>
            <table:table-cell office:value-type="string">
              <text:p>Boston</text:p>
            </table:table-cell>
            <table:table-cell office:value-type="float" office:value="2814.44"/>
            <table:table-cell office:value-type="float" office:value="2026.6499999999996"/>
            <table:table-cell office:value-type="float" office:value="1200.54"/>
            <table:table-cell office:value-type="float" office:value="1615.3800000000003"/>
            <table:table-cell office:value-type="float" office:value="2436.0199999999995"/>
            <table:table-cell office:value-type="float" office:value="344.4"/>
            <table:table-cell office:value-type="float" office:value="409.5"/>
            <table:table-cell office:value-type="float" office:value="118.03999999999999"/>
          </table:table-row>
          <table:table-row>
            <table:table-cell office:value-type="string">
              <text:p>New York</text:p>
            </table:table-cell>
            <table:table-cell office:value-type="float" office:value="1022.4"/>
            <table:table-cell office:value-type="float" office:value="1915.1399999999996"/>
            <table:table-cell office:value-type="float" office:value="878.90000000000009"/>
            <table:table-cell office:value-type="float" office:value="1508.56"/>
            <table:table-cell office:value-type="float" office:value="492.09"/>
            <table:table-cell office:value-type="float" office:value="494.25"/>
            <table:table-cell/>
            <table:table-cell/>
          </table:table-row>
          <table:table-row>
            <table:table-cell office:value-type="string">
              <text:p>Los Angeles</text:p>
            </table:table-cell>
            <table:table-cell office:value-type="float" office:value="2076.04"/>
            <table:table-cell office:value-type="float" office:value="1692.1200000000001"/>
            <table:table-cell office:value-type="float" office:value="1365.1000000000001"/>
            <table:table-cell office:value-type="float" office:value="276.86"/>
            <table:table-cell office:value-type="float" office:value="146.58000000000001"/>
            <table:table-cell office:value-type="float" office:value="609.84"/>
            <table:table-cell/>
            <table:table-cell/>
          </table:table-row>
          <table:table-row>
            <table:table-cell office:value-type="string">
              <text:p>San Diego</text:p>
            </table:table-cell>
            <table:table-cell office:value-type="float" office:value="573.68000000000006"/>
            <table:table-cell office:value-type="float" office:value="748.71000000000015"/>
            <table:table-cell office:value-type="float" office:value="927.5200000000001"/>
            <table:table-cell office:value-type="float" office:value="527.55999999999995"/>
            <table:table-cell office:value-type="float" office:value="167.51999999999998"/>
            <table:table-cell office:value-type="float" office:value="168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svg:x="0.82496062992126pt" svg:y="0.0pt" chart:style-name="CT00">
          <text:p text:style-name="a0" text:class-names="" text:cond-style-name="">Revenue by Region and Category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line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label chart:style-name="DL01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ast</text:p>
              </table:table-cell>
              <table:table-cell office:value-type="string">
                <text:p>West</text:p>
              </table:table-cell>
            </table:table-row>
          </table:table-header-rows>
          <table:table-row>
            <table:table-cell office:value-type="string">
              <text:p>Bars</text:p>
            </table:table-cell>
            <table:table-cell office:value-type="float" office:value="4059.8300000000008"/>
            <table:table-cell office:value-type="float" office:value="2440.83"/>
          </table:table-row>
          <table:table-row>
            <table:table-cell office:value-type="string">
              <text:p>Cookies</text:p>
            </table:table-cell>
            <table:table-cell office:value-type="float" office:value="9040.2199999999975"/>
            <table:table-cell office:value-type="float" office:value="5746.76"/>
          </table:table-row>
          <table:table-row>
            <table:table-cell office:value-type="string">
              <text:p>Crackers</text:p>
            </table:table-cell>
            <table:table-cell office:value-type="float" office:value="2928.1100000000006"/>
            <table:table-cell office:value-type="float" office:value="314.10000000000002"/>
          </table:table-row>
          <table:table-row>
            <table:table-cell office:value-type="string">
              <text:p>Snacks</text:p>
            </table:table-cell>
            <table:table-cell office:value-type="float" office:value="1248.1500000000001"/>
            <table:table-cell office:value-type="float" office:value="777.8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